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Tms Rmn" svg:font-family="'Tms Rmn'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111.14mm"/>
    </style:style>
    <style:style style:name="co6" style:family="table-column">
      <style:table-column-properties fo:break-before="auto" style:column-width="93.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Electrical_20_Subsystem">
      <style:table-properties table:display="true" style:writing-mode="lr-tb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transparent" style:rotation-align="none"/>
    </style:style>
    <style:style style:name="ce35" style:family="table-cell" style:parent-style-name="Default">
      <style:table-cell-properties fo:background-color="transparent" fo:padding="0.71mm"/>
    </style:style>
    <style:style style:name="ce15" style:family="table-cell" style:parent-style-name="Default">
      <style:text-properties style:font-name="Calibri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egoe UI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Excel_5f_BuiltIn_5f_Hyperlink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fo:color="#000000" style:font-name-asian="Tms Rmn" style:font-name-complex="Tms Rmn" style:font-size-asian="12pt" style:font-size-complex="12pt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27" office:value-type="string" calcext:value-type="string">
            <text:p>Number</text:p>
          </table:table-cell>
          <table:table-cell table:style-name="ce27" office:value-type="string" calcext:value-type="string">
            <text:p>Item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Price/Pc <text:s/>[€]</text:p>
          </table:table-cell>
          <table:table-cell table:style-name="ce27" office:value-type="string" calcext:value-type="string">
            <text:p>Pcs</text:p>
          </table:table-cell>
          <table:table-cell table:style-name="ce27" office:value-type="string" calcext:value-type="string">
            <text:p>Total Price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Links</text:p>
          </table:table-cell>
          <table:table-cell table:style-name="ce27" office:value-type="string" calcext:value-type="string">
            <text:p>Alternative Link</text:p>
          </table:table-cell>
          <table:table-cell table:number-columns-repeated="1015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Limit Switches</text:p>
          </table:table-cell>
          <table:table-cell table:style-name="ce28" office:value-type="string" calcext:value-type="string">
            <text:p>4mm 300mA DC6-36V Inductive Proximity Sensor Detection Switch LJ12A3-4-Z/BX</text:p>
          </table:table-cell>
          <table:table-cell table:style-name="ce28" office:value-type="float" office:value="2.1" calcext:value-type="float">
            <text:p>2,1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D2]*[.E2]" office:value-type="float" office:value="12.6" calcext:value-type="float">
            <text:p>12,6</text:p>
          </table:table-cell>
          <table:table-cell table:style-name="ce30" office:value-type="string" calcext:value-type="string">
            <text:p>5pc package</text:p>
          </table:table-cell>
          <table:table-cell table:style-name="ce40" office:value-type="string" calcext:value-type="string">
            <text:p>https://www.roboter-bausatz.de/1477/induktiver-sensor-lj12a3-4-z/bx-dc6-36v?number=RBS11420</text:p>
          </table:table-cell>
          <table:table-cell table:number-columns-repeated="1016"/>
        </table:table-row>
        <table:table-row table:style-name="ro3">
          <table:table-cell table:style-name="ce28" table:formula="of:=[.A2]+1" office:value-type="float" office:value="2" calcext:value-type="float">
            <text:p>2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6-pole, <text:s/>6 A 99-0617-00-06</text:p>
          </table:table-cell>
          <table:table-cell table:style-name="ce28" office:value-type="float" office:value="5.86" calcext:value-type="float">
            <text:p>5,86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3]*[.E3]" office:value-type="float" office:value="17.58" calcext:value-type="float">
            <text:p>17,58</text:p>
          </table:table-cell>
          <table:table-cell table:style-name="ce28"/>
          <table:table-cell table:style-name="ce40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28" table:formula="of:=[.A3]+1" office:value-type="float" office:value="3" calcext:value-type="float">
            <text:p>3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8-pole, 5 A 99-0645-00-08</text:p>
          </table:table-cell>
          <table:table-cell table:style-name="ce28" office:value-type="float" office:value="9.26" calcext:value-type="float">
            <text:p>9,2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]*[.E4]" office:value-type="float" office:value="9.26" calcext:value-type="float">
            <text:p>9,26</text:p>
          </table:table-cell>
          <table:table-cell table:style-name="ce28"/>
          <table:table-cell table:style-name="ce42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28" table:formula="of:=[.A4]+1" office:value-type="float" office:value="4" calcext:value-type="float">
            <text:p>4</text:p>
          </table:table-cell>
          <table:table-cell table:style-name="ce30" office:value-type="string" calcext:value-type="string">
            <text:p>Beagle Bone Black </text:p>
          </table:table-cell>
          <table:table-cell table:style-name="ce28" office:value-type="string" calcext:value-type="string">
            <text:p>Revision C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5]*[.E5]" office:value-type="float" office:value="43" calcext:value-type="float">
            <text:p>43</text:p>
          </table:table-cell>
          <table:table-cell table:style-name="ce28"/>
          <table:table-cell table:style-name="ce42" office:value-type="string" calcext:value-type="string">
            <text:p><text:a xlink:href="https://beagleboard.org/black" xlink:type="simple">https://beagleboard.org/black</text:a></text:p>
          </table:table-cell>
          <table:table-cell table:number-columns-repeated="1016"/>
        </table:table-row>
        <table:table-row table:style-name="ro1">
          <table:table-cell table:style-name="ce28" table:formula="of:=[.A5]+1" office:value-type="float" office:value="5" calcext:value-type="float">
            <text:p>5</text:p>
          </table:table-cell>
          <table:table-cell table:style-name="ce30" office:value-type="string" calcext:value-type="string">
            <text:p>BeBoPr++</text:p>
          </table:table-cell>
          <table:table-cell table:style-name="ce28" office:value-type="string" calcext:value-type="string">
            <text:p>Beagle Bone extenstion for 3D printer or multiple axes stepper driver control + mating connectors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6]*[.E6]" office:value-type="float" office:value="92" calcext:value-type="float">
            <text:p>92</text:p>
          </table:table-cell>
          <table:table-cell table:style-name="ce28"/>
          <table:table-cell table:style-name="ce46" office:value-type="string" calcext:value-type="string">
            <text:p><text:a xlink:href="http://elinux.org/BeBoPr%2B%2B" xlink:type="simple">http://elinux.org/BeBoPr%2B%2B</text:a></text:p>
          </table:table-cell>
          <table:table-cell office:value-type="string" calcext:value-type="string">
            <text:p>(production of the board is on hold for the moment, but if you are interested in rebuilding COSI Measure and need the capeboard, please contact <text:a xlink:href="mailto:lukas.winter@opensourceimaging.org" xlink:type="simple">lukas.winter@opensourceimaging.org</text:a>)</text:p>
          </table:table-cell>
          <table:table-cell table:number-columns-repeated="1015"/>
        </table:table-row>
        <table:table-row table:style-name="ro4">
          <table:table-cell table:style-name="ce28" table:formula="of:=[.A6]+1" office:value-type="float" office:value="6" calcext:value-type="float">
            <text:p>6</text:p>
          </table:table-cell>
          <table:table-cell table:style-name="ce30" office:value-type="string" calcext:value-type="string">
            <text:p>Stepper motors</text:p>
          </table:table-cell>
          <table:table-cell table:style-name="ce28" office:value-type="string" calcext:value-type="string">
            <text:p>3pcs Nema23, 425 oz.in bipolar single shaft</text:p>
          </table:table-cell>
          <table:table-cell table:style-name="ce28" office:value-type="float" office:value="206.8" calcext:value-type="float">
            <text:p>206,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7]*[.E7]" office:value-type="float" office:value="206.8" calcext:value-type="float">
            <text:p>206,8</text:p>
          </table:table-cell>
          <table:table-cell table:style-name="ce28"/>
          <table:table-cell table:style-name="ce42" office:value-type="string" calcext:value-type="string">
            <text:p><text:a xlink:href="http://www.ebay.de/itm/German-Ship-3Axis-Nema23-stepper-motor-425oz-in-3A-Schrittmotor-Driver-CNC-kit-/161679851609?hash=item25a4dec059&amp;_sid=2048038" xlink:type="simple">http://www.ebay.de/itm/German-Ship-3Axis-Nema23-stepper-motor-425oz-in-3A-Schrittmotor-Driver-CNC-kit-/161679851609?hash=item25a4dec059&amp;_sid=2048038 </text:a></text:p>
          </table:table-cell>
          <table:table-cell table:number-columns-repeated="1016"/>
        </table:table-row>
        <table:table-row table:style-name="ro4">
          <table:table-cell table:style-name="ce28" table:formula="of:=[.A7]+1" office:value-type="float" office:value="7" calcext:value-type="float">
            <text:p>7</text:p>
          </table:table-cell>
          <table:table-cell table:style-name="ce30" office:value-type="string" calcext:value-type="string">
            <text:p>power supply</text:p>
          </table:table-cell>
          <table:table-cell table:style-name="ce28" office:value-type="string" calcext:value-type="string">
            <text:p>3pcs DM542A, Peak 4.2A, 128micsteps</text:p>
          </table:table-cell>
          <table:table-cell table:style-name="ce38" office:value-type="string" calcext:value-type="string">
            <text:p>(included in package see no. 6)</text:p>
          </table:table-cell>
          <table:table-cell table:style-name="ce28" table:number-columns-repeated="3"/>
          <table:table-cell table:number-columns-repeated="1017"/>
        </table:table-row>
        <table:table-row table:style-name="ro4">
          <table:table-cell table:style-name="ce28" table:formula="of:=[.A8]+1" office:value-type="float" office:value="8" calcext:value-type="float">
            <text:p>8</text:p>
          </table:table-cell>
          <table:table-cell table:style-name="ce30" office:value-type="string" calcext:value-type="string">
            <text:p>motor driver</text:p>
          </table:table-cell>
          <table:table-cell table:style-name="ce28" office:value-type="string" calcext:value-type="string">
            <text:p>1pcs power supply 350W-36vdc/9.7A</text:p>
          </table:table-cell>
          <table:table-cell table:style-name="ce38" office:value-type="string" calcext:value-type="string">
            <text:p>(included in package see no. 6)</text:p>
          </table:table-cell>
          <table:table-cell table:style-name="ce28" table:number-columns-repeated="3"/>
          <table:table-cell table:number-columns-repeated="1017"/>
        </table:table-row>
        <table:table-row table:style-name="ro4">
          <table:table-cell table:style-name="ce28" table:formula="of:=[.A9]+1" office:value-type="float" office:value="9" calcext:value-type="float">
            <text:p>9</text:p>
          </table:table-cell>
          <table:table-cell table:style-name="ce30" office:value-type="string" calcext:value-type="string">
            <text:p>emergency stop</text:p>
          </table:table-cell>
          <table:table-cell table:style-name="ce28" office:value-type="string" calcext:value-type="string">
            <text:p>Ui: 660V; Ith: 10A</text:p>
          </table:table-cell>
          <table:table-cell table:style-name="ce28" office:value-type="float" office:value="4.62" calcext:value-type="float">
            <text:p>4,6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10]*[.E10]" office:value-type="float" office:value="4.62" calcext:value-type="float">
            <text:p>4,62</text:p>
          </table:table-cell>
          <table:table-cell table:style-name="ce28"/>
          <table:table-cell table:style-name="ce42" office:value-type="string" calcext:value-type="string">
            <text:p><text:a xlink:href="https://www.amazon.de/Teken-Mushroom-Emergency-Drukknop-Station/dp/B008LT2VH2/ref=sr_1_2?ie=UTF8&amp;qid=1438824746&amp;sr=8-2&amp;keywords=emergency+stop%20-%20productDetails" xlink:type="simple">https://www.amazon.de/Teken-Mushroom-Emergency-Drukknop-Station/dp/B008LT2VH2/ref=sr_1_2?ie=UTF8&amp;qid=1438824746&amp;sr=8-2&amp;keywords=emergency+stop%20-%20productDetails</text:a></text:p>
          </table:table-cell>
          <table:table-cell table:number-columns-repeated="1016"/>
        </table:table-row>
        <table:table-row table:style-name="ro4">
          <table:table-cell table:style-name="ce28" table:formula="of:=[.A10]+1" office:value-type="float" office:value="10" calcext:value-type="float">
            <text:p>10</text:p>
          </table:table-cell>
          <table:table-cell table:style-name="ce30" office:value-type="string" calcext:value-type="string">
            <text:p>Cable Chain</text:p>
          </table:table-cell>
          <table:table-cell table:style-name="ce28" office:value-type="string" calcext:value-type="string">
            <text:p>Igus E14.2.038.0</text:p>
          </table:table-cell>
          <table:table-cell table:style-name="ce28" office:value-type="float" office:value="28.52" calcext:value-type="float">
            <text:p>28,5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11]*[.E11]" office:value-type="float" office:value="85.56" calcext:value-type="float">
            <text:p>85,56</text:p>
          </table:table-cell>
          <table:table-cell table:style-name="ce28"/>
          <table:table-cell table:style-name="ce42" office:value-type="string" calcext:value-type="string">
            <text:p><text:a xlink:href="https://www.conrad.de/de/energieketteschleppkette-easy-chain-kunststoff-e-kette-e14-e1420380-igus-inhalt-1-st-740324.html" xlink:type="simple">https://www.conrad.de/de/energieketteschleppkette-easy-chain-kunststoff-e-kette-e14-e1420380-igus-inhalt-1-st-740324.html</text:a></text:p>
          </table:table-cell>
          <table:table-cell table:number-columns-repeated="1016"/>
        </table:table-row>
        <table:table-row table:style-name="ro4">
          <table:table-cell table:style-name="ce28" table:formula="of:=[.A11]+1" office:value-type="float" office:value="11" calcext:value-type="float">
            <text:p>11</text:p>
          </table:table-cell>
          <table:table-cell table:style-name="ce31" office:value-type="string" calcext:value-type="string">
            <text:p>cable</text:p>
          </table:table-cell>
          <table:table-cell office:value-type="string" calcext:value-type="string">
            <text:p>0.75mm², limit switches + stepper motors</text:p>
          </table:table-cell>
          <table:table-cell office:value-type="float" office:value="0.96" calcext:value-type="float">
            <text:p>0,96</text:p>
          </table:table-cell>
          <table:table-cell office:value-type="float" office:value="15" calcext:value-type="float">
            <text:p>15</text:p>
          </table:table-cell>
          <table:table-cell table:style-name="ce28" table:formula="of:=[.D12]*[.E12]" office:value-type="float" office:value="14.4" calcext:value-type="float">
            <text:p>14,4</text:p>
          </table:table-cell>
          <table:table-cell/>
          <table:table-cell office:value-type="string" calcext:value-type="string">
            <text:p><text:a xlink:href="https://www.conrad.de/de/litze-sihf-j-4-x-075-mm-rot-faber-kabel-030710-meterware-1499128.html" xlink:type="simple">https://www.conrad.de/de/litze-sihf-j-4-x-075-mm-rot-faber-kabel-030710-meterware-1499128.html</text:a> </text:p>
          </table:table-cell>
          <table:table-cell table:number-columns-repeated="1016"/>
        </table:table-row>
        <table:table-row table:style-name="ro4">
          <table:table-cell table:style-name="ce28" table:formula="of:=[.A12]+1" office:value-type="float" office:value="12" calcext:value-type="float">
            <text:p>12</text:p>
          </table:table-cell>
          <table:table-cell table:style-name="ce31" office:value-type="string" calcext:value-type="string">
            <text:p>Pin strip with wires</text:p>
          </table:table-cell>
          <table:table-cell office:value-type="string" calcext:value-type="string">
            <text:p>Wire-to-board, 2.54mm, 3-pole, limit switches pins at BeBoPr++</text:p>
          </table:table-cell>
          <table:table-cell office:value-type="float" office:value="0.49" calcext:value-type="float">
            <text:p>0,49</text:p>
          </table:table-cell>
          <table:table-cell office:value-type="float" office:value="6" calcext:value-type="float">
            <text:p>6</text:p>
          </table:table-cell>
          <table:table-cell table:style-name="ce28" table:formula="of:=[.D13]*[.E13]" office:value-type="float" office:value="2.94" calcext:value-type="float">
            <text:p>2,94</text:p>
          </table:table-cell>
          <table:table-cell/>
          <table:table-cell table:style-name="ce47" office:value-type="string" calcext:value-type="string">
            <text:p>https://www.conrad.de/de/konfektionierte-litze-polzahl-gesamt-3-1244003-rastermass-254-mm-1-st-1568195.html</text:p>
          </table:table-cell>
          <table:table-cell table:number-columns-repeated="1016"/>
        </table:table-row>
        <table:table-row table:style-name="ro4">
          <table:table-cell table:style-name="ce28" table:formula="of:=[.A13]+1" office:value-type="float" office:value="13" calcext:value-type="float">
            <text:p>13</text:p>
          </table:table-cell>
          <table:table-cell table:style-name="ce31" office:value-type="string" calcext:value-type="string">
            <text:p>Pin strip with wires</text:p>
          </table:table-cell>
          <table:table-cell office:value-type="string" calcext:value-type="string">
            <text:p>Wire-to-board, 2.54mm, 2-pole, emergency switch to BeBoPr++</text:p>
          </table:table-cell>
          <table:table-cell office:value-type="float" office:value="1.98" calcext:value-type="float">
            <text:p>1,98</text:p>
          </table:table-cell>
          <table:table-cell office:value-type="float" office:value="1" calcext:value-type="float">
            <text:p>1</text:p>
          </table:table-cell>
          <table:table-cell table:style-name="ce28" table:formula="of:=[.D14]*[.E14]" office:value-type="float" office:value="1.98" calcext:value-type="float">
            <text:p>1,98</text:p>
          </table:table-cell>
          <table:table-cell/>
          <table:table-cell office:value-type="string" calcext:value-type="string">
            <text:p><text:a xlink:href="https://www.conrad.de/de/konfektionierte-litze-polzahl-gesamt-2-741213-rastermass-254-mm-1-st-1570820.html" xlink:type="simple">https://www.conrad.de/de/konfektionierte-litze-polzahl-gesamt-2-741213-rastermass-254-mm-1-st-1570820.html</text:a> </text:p>
          </table:table-cell>
          <table:table-cell table:number-columns-repeated="1016"/>
        </table:table-row>
        <table:table-row table:style-name="ro4">
          <table:table-cell table:style-name="ce28" table:formula="of:=[.A14]+1" office:value-type="float" office:value="14" calcext:value-type="float">
            <text:p>14</text:p>
          </table:table-cell>
          <table:table-cell table:style-name="ce31" office:value-type="string" calcext:value-type="string">
            <text:p>J5-Bob</text:p>
          </table:table-cell>
          <table:table-cell office:value-type="string" calcext:value-type="string">
            <text:p>Connector extension to BeBePr++, source-enable option</text:p>
          </table:table-cell>
          <table:table-cell table:number-columns-repeated="2"/>
          <table:table-cell table:style-name="ce28"/>
          <table:table-cell/>
          <table:table-cell office:value-type="string" calcext:value-type="string">
            <text:p><text:a xlink:href="https://github.com/modmaker/J5-BOB" xlink:type="simple">https://github.com/modmaker/J5-BOB</text:a> </text:p>
          </table:table-cell>
          <table:table-cell table:number-columns-repeated="1016"/>
        </table:table-row>
        <table:table-row table:style-name="ro4">
          <table:table-cell table:style-name="ce28"/>
          <table:table-cell table:style-name="ce31"/>
          <table:table-cell office:value-type="string" calcext:value-type="string">
            <text:p>R1 = 3k3 1/4W axial leaded resistor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4">
          <table:table-cell table:style-name="ce28"/>
          <table:table-cell table:style-name="ce31"/>
          <table:table-cell office:value-type="string" calcext:value-type="string">
            <text:p>Q2 = BC557B or other general purpose PNP transistor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4">
          <table:table-cell table:style-name="ce28"/>
          <table:table-cell table:style-name="ce31"/>
          <table:table-cell table:style-name="ce15" office:value-type="string" calcext:value-type="string">
            <text:p>5x <text:span text:style-name="T1">Phoenix Contact PTSA 1.5/4-3,5-Z</text:span>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4">
          <table:table-cell table:style-name="ce28"/>
          <table:table-cell table:style-name="ce31"/>
          <table:table-cell table:style-name="ce15" office:value-type="string" calcext:value-type="string">
            <text:p>2x SIL-8 sockets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3" office:value-type="string" calcext:value-type="string">
            <text:p>Power Management Board</text:p>
          </table:table-cell>
          <table:table-cell table:number-columns-repeated="1023"/>
        </table:table-row>
        <table:table-row table:style-name="ro4">
          <table:table-cell table:style-name="ce28" office:value-type="float" office:value="15" calcext:value-type="float">
            <text:p>15</text:p>
          </table:table-cell>
          <table:table-cell table:style-name="ce33" office:value-type="string" calcext:value-type="string">
            <text:p>CPLD breakout board</text:p>
          </table:table-cell>
          <table:table-cell office:value-type="string" calcext:value-type="string">
            <text:p>CoolRunner-II XC2C64A CPLD Dev Board</text:p>
          </table:table-cell>
          <table:table-cell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float" office:value="16.3" calcext:value-type="float">
            <text:p>16,3</text:p>
          </table:table-cell>
          <table:table-cell/>
          <table:table-cell table:style-name="ce42" office:value-type="string" calcext:value-type="string">
            <text:p><text:a xlink:href="https://www.digikey.de/products/en?mpart=102990004&amp;v=1597" xlink:type="simple">https://www.digikey.de/products/en?mpart=102990004&amp;v=1597</text:a></text:p>
          </table:table-cell>
          <table:table-cell table:number-columns-repeated="1016"/>
        </table:table-row>
        <table:table-row table:style-name="ro4">
          <table:table-cell table:style-name="ce28" table:formula="of:=[.A22]+1" office:value-type="float" office:value="16" calcext:value-type="float">
            <text:p>16</text:p>
          </table:table-cell>
          <table:table-cell table:style-name="ce34" office:value-type="string" calcext:value-type="string">
            <text:p>Oscillator</text:p>
          </table:table-cell>
          <table:table-cell office:value-type="string" calcext:value-type="string">
            <text:p>Standard Oscillator --20MHz</text:p>
          </table:table-cell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1.48" calcext:value-type="float">
            <text:p>1,48</text:p>
          </table:table-cell>
          <table:table-cell/>
          <table:table-cell office:value-type="string" calcext:value-type="string">
            <text:p><text:a xlink:href="https://www.conrad.de/de/quarzoszillator-euroquartz-quarz-oscillator-smd-5x7-smd-hcmos-20000-mhz-7-mm-5-mm-14-mm-155132.html" xlink:type="simple">https://www.conrad.de/de/quarzoszillator-euroquartz-quarz-oscillator-smd-5x7-smd-hcmos-20000-mhz-7-mm-5-mm-14-mm-155132.html</text:a></text:p>
          </table:table-cell>
          <table:table-cell table:style-name="ce42" office:value-type="string" calcext:value-type="string">
            <text:p><text:a xlink:href="http://www.mouser.de/ProductDetail/ABRACON/ASV-20000MHZ-EJ-T/?qs=H8AWquzS%2FlNowiZ9Nk9Uyw%3D%3D" xlink:type="simple">http://www.mouser.de/ProductDetail/ABRACON/ASV-20000MHZ-EJ-T/?qs=H8AWquzS%2flNowiZ9Nk9Uyw%3d%3d</text:a></text:p>
          </table:table-cell>
          <table:table-cell table:number-columns-repeated="1015"/>
        </table:table-row>
        <table:table-row table:style-name="ro4">
          <table:table-cell table:style-name="ce28" table:formula="of:=[.A23]+1" office:value-type="float" office:value="17" calcext:value-type="float">
            <text:p>17</text:p>
          </table:table-cell>
          <table:table-cell table:style-name="ce34" office:value-type="string" calcext:value-type="string">
            <text:p>Pin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24]*[.E24]" office:value-type="float" office:value="0.58" calcext:value-type="float">
            <text:p>0,58</text:p>
          </table:table-cell>
          <table:table-cell/>
          <table:table-cell table:style-name="ce42" office:value-type="string" calcext:value-type="string">
            <text:p><text:a xlink:href="https://www.conrad.de/de/w-p-products-stiftleiste-standard-anzahl-reihen-1-polzahl-je-reihe-20-943-13-020-00-1-st-737416.html" xlink:type="simple">https://www.conrad.de/de/w-p-products-stiftleiste-standard-anzahl-reihen-1-polzahl-je-reihe-20-943-13-020-00-1-st-737416.html</text:a></text:p>
          </table:table-cell>
          <table:table-cell table:style-name="ce42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</text:a></text:p>
          </table:table-cell>
          <table:table-cell table:number-columns-repeated="1015"/>
        </table:table-row>
        <table:table-row table:style-name="ro4">
          <table:table-cell table:style-name="ce28" table:formula="of:=[.A24]+1" office:value-type="float" office:value="18" calcext:value-type="float">
            <text:p>18</text:p>
          </table:table-cell>
          <table:table-cell table:style-name="ce34" office:value-type="string" calcext:value-type="string">
            <text:p>Socket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1.49" calcext:value-type="float">
            <text:p>1,49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2.98" calcext:value-type="float">
            <text:p>2,98</text:p>
          </table:table-cell>
          <table:table-cell/>
          <table:table-cell office:value-type="string" calcext:value-type="string">
            <text:p><text:a xlink:href="https://www.conrad.de/de/w-p-products-buchsenleiste-praezision-anzahl-reihen-1-polzahl-je-reihe-20-153-020-1-50-00-1-st-738335.html?sc.ref=Product%20Details" xlink:type="simple">https://www.conrad.de/de/w-p-products-buchsenleiste-praezision-anzahl-reihen-1-polzahl-je-reihe-20-153-020-1-50-00-1-st-738335.html?sc.ref=Product%20Details</text:a></text:p>
          </table:table-cell>
          <table:table-cell table:style-name="ce42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 </text:a></text:p>
          </table:table-cell>
          <table:table-cell table:number-columns-repeated="1015"/>
        </table:table-row>
        <table:table-row table:style-name="ro4">
          <table:table-cell table:style-name="ce28" table:formula="of:=[.A25]+1" office:value-type="float" office:value="19" calcext:value-type="float">
            <text:p>19</text:p>
          </table:table-cell>
          <table:table-cell table:style-name="ce34" office:value-type="string" calcext:value-type="string">
            <text:p>BSS138</text:p>
          </table:table-cell>
          <table:table-cell office:value-type="string" calcext:value-type="string">
            <text:p>MOSFET N channel 50V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formula="of:=[.D26]*[.E26]" office:value-type="float" office:value="1.84" calcext:value-type="float">
            <text:p>1,84</text:p>
          </table:table-cell>
          <table:table-cell/>
          <table:table-cell office:value-type="string" calcext:value-type="string">
            <text:p><text:a xlink:href="https://www.conrad.de/de/infineon-technologies-bss138-mosfet-1-n-kanal-360-mw-sot-23-152928.html" xlink:type="simple">https://www.conrad.de/de/infineon-technologies-bss138-mosfet-1-n-kanal-360-mw-sot-23-152928.html</text:a></text:p>
          </table:table-cell>
          <table:table-cell table:style-name="ce42" office:value-type="string" calcext:value-type="string">
            <text:p><text:a xlink:href="http://www.conrad.com/ce/en/product/152928/Infineon-Technologies-BSS138-MOSFET-BSS-138-N-channel-SOT-23-220mA-50V?ref=searchDetail" xlink:type="simple">http://www.conrad.com/ce/en/product/152928/Infineon-Technologies-BSS138-MOSFET-BSS-138-N-channel-SOT-23-220mA-50V?ref=searchDetail  </text:a></text:p>
          </table:table-cell>
          <table:table-cell table:number-columns-repeated="1015"/>
        </table:table-row>
        <table:table-row table:style-name="ro4">
          <table:table-cell table:style-name="ce28" table:formula="of:=[.A26]+1" office:value-type="float" office:value="20" calcext:value-type="float">
            <text:p>20</text:p>
          </table:table-cell>
          <table:table-cell table:style-name="ce34" office:value-type="string" calcext:value-type="string">
            <text:p>Resistor </text:p>
          </table:table-cell>
          <table:table-cell office:value-type="string" calcext:value-type="string">
            <text:p>10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16" calcext:value-type="float">
            <text:p>16</text:p>
          </table:table-cell>
          <table:table-cell table:formula="of:=[.D27]*[.E27]" office:value-type="float" office:value="1.76" calcext:value-type="float">
            <text:p>1,76</text:p>
          </table:table-cell>
          <table:table-cell/>
          <table:table-cell office:value-type="string" calcext:value-type="string">
            <text:p><text:a xlink:href="https://www.conrad.de/de/mct-0603-metallschicht-widerstand-10-k-smd-0603-01-w-1-50-ppm-1-st-475157.html" xlink:type="simple">https://www.conrad.de/de/mct-0603-metallschicht-widerstand-10-k-smd-0603-01-w-1-50-ppm-1-st-475157.html</text:a></text:p>
          </table:table-cell>
          <table:table-cell table:style-name="ce42" office:value-type="string" calcext:value-type="string">
            <text:p><text:a xlink:href="http://www.conrad.com/ce/en/product/475157/Metal-film-resistor-10-k-SMD-0603-01-W-1-50-ppm-MCT-0603-1-pcs?ref=searchDetail" xlink:type="simple">http://www.conrad.com/ce/en/product/475157/Metal-film-resistor-10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27]+1" office:value-type="float" office:value="21" calcext:value-type="float">
            <text:p>21</text:p>
          </table:table-cell>
          <table:table-cell table:style-name="ce34" office:value-type="string" calcext:value-type="string">
            <text:p>Resistor </text:p>
          </table:table-cell>
          <table:table-cell office:value-type="string" calcext:value-type="string">
            <text:p>1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D28]*[.E28]" office:value-type="float" office:value="0.44" calcext:value-type="float">
            <text:p>0,44</text:p>
          </table:table-cell>
          <table:table-cell/>
          <table:table-cell office:value-type="string" calcext:value-type="string">
            <text:p><text:a xlink:href="https://www.conrad.de/de/mct-0603-metallschicht-widerstand-1-k-smd-0603-01-w-1-50-ppm-1-st-474649.html" xlink:type="simple">https://www.conrad.de/de/mct-0603-metallschicht-widerstand-1-k-smd-0603-01-w-1-50-ppm-1-st-474649.html</text:a></text:p>
          </table:table-cell>
          <table:table-cell table:style-name="ce42" office:value-type="string" calcext:value-type="string">
            <text:p><text:a xlink:href="http://www.conrad.com/ce/en/product/474649/Metal-film-resistor-1-k-SMD-0603-01-W-1-50-ppm-MCT-0603-1-pcs?ref=searchDetail" xlink:type="simple">http://www.conrad.com/ce/en/product/474649/Metal-film-resistor-1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28]+1" office:value-type="float" office:value="22" calcext:value-type="float">
            <text:p>22</text:p>
          </table:table-cell>
          <table:table-cell table:style-name="ce34" office:value-type="string" calcext:value-type="string">
            <text:p>Relay </text:p>
          </table:table-cell>
          <table:table-cell office:value-type="string" calcext:value-type="string">
            <text:p>G5Q-1-EU 12DC PCB Mount Power Relay 12Vdc 1 CO, SPDT</text:p>
          </table:table-cell>
          <table:table-cell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3.09" calcext:value-type="float">
            <text:p>3,09</text:p>
          </table:table-cell>
          <table:table-cell/>
          <table:table-cell office:value-type="string" calcext:value-type="string">
            <text:p><text:a xlink:href="https://www.conrad.de/de/printrelais-12-vdc-5-a-1-wechsler-omron-g5q-1-eu-12dc-1-st-503931.html" xlink:type="simple">https://www.conrad.de/de/printrelais-12-vdc-5-a-1-wechsler-omron-g5q-1-eu-12dc-1-st-503931.html</text:a></text:p>
          </table:table-cell>
          <table:table-cell table:style-name="ce42" office:value-type="string" calcext:value-type="string">
            <text:p><text:a xlink:href="http://www.conrad.com/ce/en/product/503931/Omron-G5Q-1-EU-12DC-PCB-Mount-Power-Relay-12Vdc-1-CO-SPDT?queryFromSuggest=true" xlink:type="simple">http://www.conrad.com/ce/en/product/503931/Omron-G5Q-1-EU-12DC-PCB-Mount-Power-Relay-12Vdc-1-CO-SPDT?queryFromSuggest=true </text:a></text:p>
          </table:table-cell>
          <table:table-cell table:number-columns-repeated="1015"/>
        </table:table-row>
        <table:table-row table:style-name="ro4">
          <table:table-cell table:style-name="ce28" table:formula="of:=[.A29]+1" office:value-type="float" office:value="23" calcext:value-type="float">
            <text:p>23</text:p>
          </table:table-cell>
          <table:table-cell table:style-name="ce34" office:value-type="string" calcext:value-type="string">
            <text:p>Pin strip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D30]*[.E30]" office:value-type="float" office:value="0.5" calcext:value-type="float">
            <text:p>0,5</text:p>
          </table:table-cell>
          <table:table-cell/>
          <table:table-cell office:value-type="string" calcext:value-type="string">
            <text:p><text:a xlink:href="https://www.conrad.de/de/econ-connect-stiftleiste-standard-polzahl-gesamt-6-rastermass-254-mm-psl6g-1-st-1311427.html" xlink:type="simple">https://www.conrad.de/de/econ-connect-stiftleiste-standard-polzahl-gesamt-6-rastermass-254-mm-psl6g-1-st-1311427.html</text:a></text:p>
          </table:table-cell>
          <table:table-cell table:style-name="ce42" office:value-type="string" calcext:value-type="string">
            <text:p><text:a xlink:href="http://www.conrad.com/ce/en/product/1311427/Pin-strip-standard-Total-number-of-pins-6-econ-connect-PSL6G-Contact-spacing-254-mm-1-pcs/?ref=bundles&amp;rt=bundles&amp;rb=1" xlink:type="simple">http://www.conrad.com/ce/en/product/1311427/Pin-strip-standard-Total-number-of-pins-6-econ-connect-PSL6G-Contact-spacing-254-mm-1-pcs/?ref=bundles&amp;rt=bundles&amp;rb=1 </text:a></text:p>
          </table:table-cell>
          <table:table-cell table:number-columns-repeated="1015"/>
        </table:table-row>
        <table:table-row table:style-name="ro4">
          <table:table-cell table:style-name="ce28" table:formula="of:=[.A30]+1" office:value-type="float" office:value="24" calcext:value-type="float">
            <text:p>24</text:p>
          </table:table-cell>
          <table:table-cell table:style-name="ce34" office:value-type="string" calcext:value-type="string">
            <text:p>AC/DC PSU</text:p>
          </table:table-cell>
          <table:table-cell office:value-type="string" calcext:value-type="string">
            <text:p>IRM-15-12 12 Vdc 1.25 A 15 W</text:p>
          </table:table-cell>
          <table:table-cell office:value-type="float" office:value="6.55" calcext:value-type="float">
            <text:p>6,55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6.55" calcext:value-type="float">
            <text:p>6,55</text:p>
          </table:table-cell>
          <table:table-cell/>
          <table:table-cell office:value-type="string" calcext:value-type="string">
            <text:p><text:a xlink:href="https://www.conrad.de/de/acdc-printnetzteil-mean-well-irm-15-12-12-vdc-125-a-15-w-1293865.html" xlink:type="simple">https://www.conrad.de/de/acdc-printnetzteil-mean-well-irm-15-12-12-vdc-125-a-15-w-1293865.html</text:a></text:p>
          </table:table-cell>
          <table:table-cell table:style-name="ce42" office:value-type="string" calcext:value-type="string">
            <text:p><text:a xlink:href="http://www.conrad.com/ce/en/product/1293865/ACDC-PSU-print-Mean-Well-IRM-15-12-12-Vdc-125-A-15-W?ref=list" xlink:type="simple">http://www.conrad.com/ce/en/product/1293865/ACDC-PSU-print-Mean-Well-IRM-15-12-12-Vdc-125-A-15-W?ref=list </text:a></text:p>
          </table:table-cell>
          <table:table-cell table:number-columns-repeated="1015"/>
        </table:table-row>
        <table:table-row table:style-name="ro4">
          <table:table-cell table:style-name="ce28" table:formula="of:=[.A31]+1" office:value-type="float" office:value="25" calcext:value-type="float">
            <text:p>25</text:p>
          </table:table-cell>
          <table:table-cell table:style-name="ce34" office:value-type="string" calcext:value-type="string">
            <text:p>DC/DC converter </text:p>
          </table:table-cell>
          <table:table-cell office:value-type="string" calcext:value-type="string">
            <text:p>SIM1-1205S-DIL8 12 Vdc 5 Vdc 200 mA 1 W</text:p>
          </table:table-cell>
          <table:table-cell office:value-type="float" office:value="4.69" calcext:value-type="float">
            <text:p>4,69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4.69" calcext:value-type="float">
            <text:p>4,69</text:p>
          </table:table-cell>
          <table:table-cell/>
          <table:table-cell office:value-type="string" calcext:value-type="string">
            <text:p><text:a xlink:href="https://www.conrad.de/de/hn-power-sim1-1205s-dil8-dcdc-wandler-print-12-vdc-5-vdc-200-ma-1-w-anzahl-ausgaenge-1-x-156711.html" xlink:type="simple">https://www.conrad.de/de/hn-power-sim1-1205s-dil8-dcdc-wandler-print-12-vdc-5-vdc-200-ma-1-w-anzahl-ausgaenge-1-x-156711.html</text:a></text:p>
          </table:table-cell>
          <table:table-cell table:style-name="ce42" office:value-type="string" calcext:value-type="string">
            <text:p><text:a xlink:href="http://www.conrad.com/ce/en/product/156711/DCDC-converter-print-HN-Power-SIM1-1205S-DIL8-12-Vdc-5-Vdc-200-mA-1-W-No-of-outputs-1-x?ref=list" xlink:type="simple">http://www.conrad.com/ce/en/product/156711/DCDC-converter-print-HN-Power-SIM1-1205S-DIL8-12-Vdc-5-Vdc-200-mA-1-W-No-of-outputs-1-x?ref=list </text:a></text:p>
          </table:table-cell>
          <table:table-cell table:number-columns-repeated="1015"/>
        </table:table-row>
        <table:table-row table:style-name="ro4">
          <table:table-cell table:style-name="ce28" table:formula="of:=[.A32]+1" office:value-type="float" office:value="26" calcext:value-type="float">
            <text:p>26</text:p>
          </table:table-cell>
          <table:table-cell table:style-name="ce34" office:value-type="string" calcext:value-type="string">
            <text:p>Inductor </text:p>
          </table:table-cell>
          <table:table-cell office:value-type="string" calcext:value-type="string">
            <text:p>Axial lead 12 µH 48 mΩ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0.72" calcext:value-type="float">
            <text:p>0,72</text:p>
          </table:table-cell>
          <table:table-cell/>
          <table:table-cell office:value-type="string" calcext:value-type="string">
            <text:p><text:a xlink:href="https://www.conrad.de/de/fastron-mesc-120m-01-induktivitaet-axial-bedrahtet-12-h-0048-4-a-1-st-440178.html" xlink:type="simple">https://www.conrad.de/de/fastron-mesc-120m-01-induktivitaet-axial-bedrahtet-12-h-0048-4-a-1-st-440178.html</text:a></text:p>
          </table:table-cell>
          <table:table-cell table:style-name="ce42" office:value-type="string" calcext:value-type="string">
            <text:p><text:a xlink:href="http://www.conrad.com/ce/en/product/440178/Inductor-Axial-lead-12-H-48-m-Fastron-MESC-120M-01-1-pcs?ref=searchDetail" xlink:type="simple">http://www.conrad.com/ce/en/product/440178/Inductor-Axial-lead-12-H-48-m-Fastron-MESC-120M-01-1-pcs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33]+1" office:value-type="float" office:value="27" calcext:value-type="float">
            <text:p>27</text:p>
          </table:table-cell>
          <table:table-cell table:style-name="ce34" office:value-type="string" calcext:value-type="string">
            <text:p>Ceramic capacitor</text:p>
          </table:table-cell>
          <table:table-cell office:value-type="string" calcext:value-type="string">
            <text:p>SMD 0805 4.7 µF 25 V 10 %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34]*[.E34]" office:value-type="float" office:value="0.58" calcext:value-type="float">
            <text:p>0,58</text:p>
          </table:table-cell>
          <table:table-cell/>
          <table:table-cell table:style-name="ce42" office:value-type="string" calcext:value-type="string">
            <text:p><text:a xlink:href="https://www.conrad.de/de/keramik-kondensator-smd-0805-47-f-25-v-10-l-x-b-x-h-2-x-05-x-125-mm-kemet-c0805c475k3pac7800-1-st-1420400.html" xlink:type="simple">https://www.conrad.de/de/keramik-kondensator-smd-0805-47-f-25-v-10-l-x-b-x-h-2-x-05-x-125-mm-kemet-c0805c475k3pac7800-1-st-1420400.html</text:a></text:p>
          </table:table-cell>
          <table:table-cell table:style-name="ce42" office:value-type="string" calcext:value-type="string">
            <text:p><text:a xlink:href="http://www.conrad.com/ce/en/product/1420400/Ceramic-capacitor-SMD-0805-47-F-25-V-10-L-x-W-x-H-2-x-05-x-125-mm-Kemet-1-pcs?ref=searchDetail" xlink:type="simple">http://www.conrad.com/ce/en/product/1420400/Ceramic-capacitor-SMD-0805-47-F-25-V-10-L-x-W-x-H-2-x-05-x-125-mm-Kemet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34]+1" office:value-type="float" office:value="28" calcext:value-type="float">
            <text:p>28</text:p>
          </table:table-cell>
          <table:table-cell table:style-name="ce34" office:value-type="string" calcext:value-type="string">
            <text:p>Ceramic capacitor</text:p>
          </table:table-cell>
          <table:table-cell office:value-type="string" calcext:value-type="string">
            <text:p>SMD 0805 0.1 µF 25 V 10 %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D35]*[.E35]" office:value-type="float" office:value="0.14" calcext:value-type="float">
            <text:p>0,14</text:p>
          </table:table-cell>
          <table:table-cell/>
          <table:table-cell office:value-type="string" calcext:value-type="string">
            <text:p><text:a xlink:href="https://www.conrad.de/de/keramik-kondensator-smd-0805-01-f-25-v-10-yageo-cc0805krx7r8bb104-1-st-445198.html" xlink:type="simple">https://www.conrad.de/de/keramik-kondensator-smd-0805-01-f-25-v-10-yageo-cc0805krx7r8bb104-1-st-445198.html</text:a></text:p>
          </table:table-cell>
          <table:table-cell table:style-name="ce42" office:value-type="string" calcext:value-type="string">
            <text:p><text:a xlink:href="http://www.conrad.com/ce/en/product/445198/Ceramic-capacitor-SMD-0805-01-F-25-V-10-Yageo-CC0805KRX7R8BB104-1-pcs?ref=searchDetail" xlink:type="simple">http://www.conrad.com/ce/en/product/445198/Ceramic-capacitor-SMD-0805-01-F-25-V-10-Yageo-CC0805KRX7R8BB104-1-pcs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35]+1" office:value-type="float" office:value="29" calcext:value-type="float">
            <text:p>29</text:p>
          </table:table-cell>
          <table:table-cell table:style-name="ce34" office:value-type="string" calcext:value-type="string">
            <text:p>Electrolytic capacitor</text:p>
          </table:table-cell>
          <table:table-cell office:value-type="string" calcext:value-type="string">
            <text:p>Radial lead 2.5 mm 100 µF 25 Vdc 20 %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D36]*[.E36]" office:value-type="float" office:value="0.28" calcext:value-type="float">
            <text:p>0,28</text:p>
          </table:table-cell>
          <table:table-cell/>
          <table:table-cell office:value-type="string" calcext:value-type="string">
            <text:p><text:a xlink:href="https://www.conrad.de/de/panasonic-eeufc1e101s-elektrolyt-kondensator-radial-bedrahtet-25-mm-100-f-25-vdc-20-o-x-h-63-mm-x-112-mm-1-st-421945.html" xlink:type="simple">https://www.conrad.de/de/panasonic-eeufc1e101s-elektrolyt-kondensator-radial-bedrahtet-25-mm-100-f-25-vdc-20-o-x-h-63-mm-x-112-mm-1-st-421945.html</text:a></text:p>
          </table:table-cell>
          <table:table-cell table:style-name="ce42" office:value-type="string" calcext:value-type="string">
            <text:p><text:a xlink:href="http://www.conrad.com/ce/en/product/421945/Electrolytic-capacitor-Radial-lead-25-mm-100-F-25-Vdc-20--x-H-63-mm-x-112-mm-Panasonic-EEUFC1E101S-1-pcs?ref=searchDetail" xlink:type="simple">http://www.conrad.com/ce/en/product/421945/Electrolytic-capacitor-Radial-lead-25-mm-100-F-25-Vdc-20--x-H-63-mm-x-112-mm-Panasonic-EEUFC1E101S-1-pcs?ref=searchDetail </text:a></text:p>
          </table:table-cell>
          <table:table-cell table:number-columns-repeated="1015"/>
        </table:table-row>
        <table:table-row table:style-name="ro4">
          <table:table-cell table:style-name="ce28" table:formula="of:=[.A36]+1" office:value-type="float" office:value="30" calcext:value-type="float">
            <text:p>30</text:p>
          </table:table-cell>
          <table:table-cell table:style-name="ce34" office:value-type="string" calcext:value-type="string">
            <text:p>Pin connector</text:p>
          </table:table-cell>
          <table:table-cell office:value-type="string" calcext:value-type="string">
            <text:p>Contact spacing: 2.54 mm Total number of pins: 4 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pfosten-steckverbinder-rastermass-254-mm-polzahl-gesamt-4-anzahl-reihen-2-fci-1-st-1401800.html" xlink:type="simple">https://www.conrad.de/de/pfosten-steckverbinder-rastermass-254-mm-polzahl-gesamt-4-anzahl-reihen-2-fci-1-st-1401800.html</text:a></text:p>
          </table:table-cell>
          <table:table-cell table:style-name="ce42" office:value-type="string" calcext:value-type="string">
            <text:p><text:a xlink:href="http://www.conrad.com/ce/en/product/1401800/Pin-connector-Contact-spacing-254-mm-Total-number-of-pins-4-FCI-1-pcs?ref=list" xlink:type="simple">http://www.conrad.com/ce/en/product/1401800/Pin-connector-Contact-spacing-254-mm-Total-number-of-pins-4-FCI-1-pcs?ref=list </text:a></text:p>
          </table:table-cell>
          <table:table-cell table:number-columns-repeated="1015"/>
        </table:table-row>
        <table:table-row table:style-name="ro4">
          <table:table-cell table:style-name="ce28" table:formula="of:=[.A37]+1" office:value-type="float" office:value="31" calcext:value-type="float">
            <text:p>31</text:p>
          </table:table-cell>
          <table:table-cell table:style-name="ce34"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[.D38]*[.E38]" office:value-type="float" office:value="0.26" calcext:value-type="float">
            <text:p>0,26</text:p>
          </table:table-cell>
          <table:table-cell/>
          <table:table-cell office:value-type="string" calcext:value-type="string">
            <text:p><text:a xlink:href="https://www.conrad.de/de/si-gleichrichterdiode-diotec-1n4004-do-204al-400-v-1-a-162248.html?altOf=AN" xlink:type="simple">https://www.conrad.de/de/si-gleichrichterdiode-diotec-1n4004-do-204al-400-v-1-a-162248.html?altOf=AN</text:a></text:p>
          </table:table-cell>
          <table:table-cell table:style-name="ce42" office:value-type="string" calcext:value-type="string">
            <text:p><text:a xlink:href="http://www.conrad.com/ce/en/product/1262763/Diode-Fairchild-Semiconductor?ref=searchDetail" xlink:type="simple">http://www.conrad.com/ce/en/product/1262763/Diode-Fairchild-Semiconductor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38]+1" office:value-type="float" office:value="32" calcext:value-type="float">
            <text:p>32</text:p>
          </table:table-cell>
          <table:table-cell table:style-name="ce34" office:value-type="string" calcext:value-type="string">
            <text:p>Relay </text:p>
          </table:table-cell>
          <table:table-cell office:value-type="string" calcext:value-type="string">
            <text:p>TE Connectivity PT370012</text:p>
          </table:table-cell>
          <table:table-cell office:value-type="float" office:value="12.99" calcext:value-type="float">
            <text:p>12,99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float" office:value="12.99" calcext:value-type="float">
            <text:p>12,99</text:p>
          </table:table-cell>
          <table:table-cell/>
          <table:table-cell office:value-type="string" calcext:value-type="string">
            <text:p><text:a xlink:href="https://www.conrad.de/de/printrelais-12-vdc-10-a-3-wechsler-te-connectivity-pt370012-1-st-503974.html" xlink:type="simple">https://www.conrad.de/de/printrelais-12-vdc-10-a-3-wechsler-te-connectivity-pt370012-1-st-503974.html</text:a></text:p>
          </table:table-cell>
          <table:table-cell table:style-name="ce42" office:value-type="string" calcext:value-type="string">
            <text:p><text:a xlink:href="http://www.conrad.com/ce/en/product/503974/TE-Connectivity-PT370012-PCB-Mount-Relay-12Vdc-10A-3-CO-3PDT?queryFromSuggest=true" xlink:type="simple">http://www.conrad.com/ce/en/product/503974/TE-Connectivity-PT370012-PCB-Mount-Relay-12Vdc-10A-3-CO-3PDT?queryFromSuggest=true</text:a></text:p>
          </table:table-cell>
          <table:table-cell table:number-columns-repeated="1015"/>
        </table:table-row>
        <table:table-row table:style-name="ro4">
          <table:table-cell table:style-name="ce28" table:formula="of:=[.A39]+1" office:value-type="float" office:value="33" calcext:value-type="float">
            <text:p>33</text:p>
          </table:table-cell>
          <table:table-cell table:style-name="ce34" office:value-type="string" calcext:value-type="string">
            <text:p>Screw terminal</text:p>
          </table:table-cell>
          <table:table-cell office:value-type="string" calcext:value-type="string">
            <text:p>1.50 mm² Number of pins 3 AK500/3DS-5.0-V PTR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formula="of:=[.D40]*[.E40]" office:value-type="float" office:value="0.99" calcext:value-type="float">
            <text:p>0,99</text:p>
          </table:table-cell>
          <table:table-cell/>
          <table:table-cell office:value-type="string" calcext:value-type="string">
            <text:p><text:a xlink:href="https://www.conrad.de/de/ptr-ak5003ds-50-v-schraubklemmblock-150-mm-polzahl-3-grau-1-st-729957.html" xlink:type="simple">https://www.conrad.de/de/ptr-ak5003ds-50-v-schraubklemmblock-150-mm-polzahl-3-grau-1-st-729957.html</text:a></text:p>
          </table:table-cell>
          <table:table-cell table:style-name="ce42" office:value-type="string" calcext:value-type="string">
            <text:p><text:a xlink:href="http://www.conrad.com/ce/en/product/729957/PTR-50500030121G-3-Way-PCB-Screw-Terminal-Block-50mm-175-A-15-A-Grey?ref=searchDetail" xlink:type="simple">http://www.conrad.com/ce/en/product/729957/PTR-50500030121G-3-Way-PCB-Screw-Terminal-Block-50mm-175-A-15-A-Grey?ref=searchDetail</text:a></text:p>
          </table:table-cell>
          <table:table-cell table:number-columns-repeated="1015"/>
        </table:table-row>
        <table:table-row table:style-name="ro4">
          <table:table-cell table:style-name="ce28" table:formula="of:=[.A40]+1" office:value-type="float" office:value="34" calcext:value-type="float">
            <text:p>34</text:p>
          </table:table-cell>
          <table:table-cell table:style-name="ce34" office:value-type="string" calcext:value-type="string">
            <text:p>Screw terminal</text:p>
          </table:table-cell>
          <table:table-cell office:value-type="string" calcext:value-type="string">
            <text:p>1.50 mm² Number of pins 2 AK500/2DS-5.0-V PTR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D41]*[.E41]" office:value-type="float" office:value="0.81" calcext:value-type="float">
            <text:p>0,81</text:p>
          </table:table-cell>
          <table:table-cell/>
          <table:table-cell office:value-type="string" calcext:value-type="string">
            <text:p><text:a xlink:href="https://www.conrad.de/de/ptr-ak5002ds-50-v-schraubklemmblock-150-mm-polzahl-2-grau-1-st-729949.html" xlink:type="simple">https://www.conrad.de/de/ptr-ak5002ds-50-v-schraubklemmblock-150-mm-polzahl-2-grau-1-st-729949.html</text:a></text:p>
          </table:table-cell>
          <table:table-cell table:style-name="ce42" office:value-type="string" calcext:value-type="string">
            <text:p><text:a xlink:href="http://www.conrad.com/ce/en/product/729949/PTR-50500020121G-2-Way-PCB-Screw-Terminal-Block-50mm-175-A-15-A-Grey?ref=list" xlink:type="simple">http://www.conrad.com/ce/en/product/729949/PTR-50500020121G-2-Way-PCB-Screw-Terminal-Block-50mm-175-A-15-A-Grey?ref=list</text:a></text:p>
          </table:table-cell>
          <table:table-cell table:number-columns-repeated="1015"/>
        </table:table-row>
        <table:table-row table:style-name="ro4">
          <table:table-cell table:style-name="ce28" table:formula="of:=[.A41]+1" office:value-type="float" office:value="35" calcext:value-type="float">
            <text:p>35</text:p>
          </table:table-cell>
          <table:table-cell table:style-name="ce34" office:value-type="string" calcext:value-type="string">
            <text:p>Pin strip mate with wires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1.29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D42]*[.E42]" office:value-type="float" office:value="2.58" calcext:value-type="float">
            <text:p>2,58</text:p>
          </table:table-cell>
          <table:table-cell/>
          <table:table-cell office:value-type="string" calcext:value-type="string">
            <text:p><text:a xlink:href="https://www.conrad.de/de/econ-connect-steckbuchse-mit-litze-polzahl-gesamt-6-rastermass-254-mm-ps6-1-st-1303863.html" xlink:type="simple">https://www.conrad.de/de/econ-connect-steckbuchse-mit-litze-polzahl-gesamt-6-rastermass-254-mm-ps6-1-st-1303863.html</text:a></text:p>
          </table:table-cell>
          <table:table-cell table:style-name="ce42" office:value-type="string" calcext:value-type="string">
            <text:p><text:a xlink:href="http://www.conrad.com/ce/en/product/1303863/Receptacle-braid-Total-number-of-pins-6-econ-connect-PS6-Contact-spacing-254-mm-1-pcs?queryFromSuggest=true" xlink:type="simple">http://www.conrad.com/ce/en/product/1303863/Receptacle-braid-Total-number-of-pins-6-econ-connect-PS6-Contact-spacing-254-mm-1-pcs?queryFromSuggest=true </text:a></text:p>
          </table:table-cell>
          <table:table-cell table:number-columns-repeated="1015"/>
        </table:table-row>
        <table:table-row table:style-name="ro4">
          <table:table-cell table:style-name="ce28"/>
          <table:table-cell table:style-name="ce34"/>
          <table:table-cell table:number-columns-repeated="7"/>
          <table:table-cell table:style-name="ce42"/>
          <table:table-cell table:number-columns-repeated="1014"/>
        </table:table-row>
        <table:table-row table:style-name="ro4">
          <table:table-cell table:style-name="ce28"/>
          <table:table-cell table:style-name="ce34"/>
          <table:table-cell office:value-type="string" calcext:value-type="string">
            <text:p>Total cost electrical subsystem: </text:p>
          </table:table-cell>
          <table:table-cell table:formula="of:=SUM([.F2:.F42])" office:value-type="float" office:value="550.82" calcext:value-type="float">
            <text:p>550,82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4" table:number-rows-repeated="2">
          <table:table-cell table:style-name="ce28"/>
          <table:table-cell table:style-name="ce34"/>
          <table:table-cell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4" office:value-type="string" calcext:value-type="string">
            <text:p>Optional</text:p>
          </table:table-cell>
          <table:table-cell table:style-name="ce34"/>
          <table:table-cell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HDMI adapter</text:p>
          </table:table-cell>
          <table:table-cell table:style-name="ce30" office:value-type="string" calcext:value-type="string">
            <text:p>HDMI - HDMI Micro</text:p>
          </table:table-cell>
          <table:table-cell table:style-name="ce28" office:value-type="float" office:value="13.99" calcext:value-type="float">
            <text:p>13,9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8]*[.E48]" office:value-type="float" office:value="13.99" calcext:value-type="float">
            <text:p>13,99</text:p>
          </table:table-cell>
          <table:table-cell table:style-name="ce28"/>
          <table:table-cell table:style-name="ce48" office:value-type="string" calcext:value-type="string">
            <text:p><text:a xlink:href="https://www.conrad.com/ce/en/product/1373669/HDMI-Adapter-1x-HDMI-socket-D-Micro-1x-HDMI-socket-Black-gold-plated-connectors-SpeaKa-Professional" xlink:type="simple">https://www.conrad.com/ce/en/product/1373669/HDMI-Adapter-1x-HDMI-socket-D-Micro-1x-HDMI-socket-Black-gold-plated-connectors-SpeaKa-Professional</text:a> </text:p>
          </table:table-cell>
          <table:table-cell table:number-columns-repeated="1016"/>
        </table:table-row>
        <table:table-row table:style-name="ro4">
          <table:table-cell table:style-name="ce28" table:formula="of:=[.A48]+1" office:value-type="float" office:value="37" calcext:value-type="float">
            <text:p>37</text:p>
          </table:table-cell>
          <table:table-cell table:style-name="ce30" office:value-type="string" calcext:value-type="string">
            <text:p>Monitor</text:p>
          </table:table-cell>
          <table:table-cell table:style-name="ce28" office:value-type="string" calcext:value-type="string">
            <text:p>ASUS VT168H 15,6" Touchscreen</text:p>
          </table:table-cell>
          <table:table-cell table:style-name="ce28" office:value-type="float" office:value="140.29" calcext:value-type="float">
            <text:p>140,2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49]*[.E49]" office:value-type="float" office:value="140.29" calcext:value-type="float">
            <text:p>140,29</text:p>
          </table:table-cell>
          <table:table-cell table:style-name="ce28"/>
          <table:table-cell table:style-name="ce42" office:value-type="string" calcext:value-type="string">
            <text:p><text:a xlink:href="https://www.conrad.de/de/asus-vt168h-touchscreen-monitor-396-cm-156-zoll-eek-a-1366-x-768-pixel-hd-5-ms-hdmi-vga-usb-tn-lcd-1661358.html" xlink:type="simple">https://www.conrad.de/de/asus-vt168h-touchscreen-monitor-396-cm-156-zoll-eek-a-1366-x-768-pixel-hd-5-ms-hdmi-vga-usb-tn-lcd-1661358.html</text:a> </text:p>
          </table:table-cell>
          <table:table-cell table:number-columns-repeated="1016"/>
        </table:table-row>
        <table:table-row table:style-name="ro4">
          <table:table-cell table:style-name="ce28" table:formula="of:=[.A49]+1" office:value-type="float" office:value="38" calcext:value-type="float">
            <text:p>38</text:p>
          </table:table-cell>
          <table:table-cell table:style-name="ce34" office:value-type="string" calcext:value-type="string">
            <text:p>JTAG programmer</text:p>
          </table:table-cell>
          <table:table-cell office:value-type="string" calcext:value-type="string">
            <text:p>Digilent JTAG-HS3</text:p>
          </table:table-cell>
          <table:table-cell office:value-type="float" office:value="80.52" calcext:value-type="float">
            <text:p>80,52</text:p>
          </table:table-cell>
          <table:table-cell office:value-type="float" office:value="1" calcext:value-type="float">
            <text:p>1</text:p>
          </table:table-cell>
          <table:table-cell table:formula="of:=[.D50]*[.E50]" office:value-type="float" office:value="80.52" calcext:value-type="float">
            <text:p>80,52</text:p>
          </table:table-cell>
          <table:table-cell/>
          <table:table-cell table:style-name="ce42" office:value-type="string" calcext:value-type="string">
            <text:p><text:a xlink:href="https://www.conrad.de/de/programmierer-digilent-210-299-1526938.html" xlink:type="simple">https://www.conrad.de/de/programmierer-digilent-210-299-1526938.html</text:a></text:p>
          </table:table-cell>
          <table:table-cell table:number-columns-repeated="1016"/>
        </table:table-row>
        <table:table-row table:style-name="ro4">
          <table:table-cell table:style-name="ce28" table:formula="of:=[.A50]+1" office:value-type="float" office:value="39" calcext:value-type="float">
            <text:p>39</text:p>
          </table:table-cell>
          <table:table-cell table:style-name="ce30" office:value-type="string" calcext:value-type="string">
            <text:p>USB Hub</text:p>
          </table:table-cell>
          <table:table-cell table:style-name="ce28" office:value-type="string" calcext:value-type="string">
            <text:p>4 ports USB 2.0</text:p>
          </table:table-cell>
          <table:table-cell table:style-name="ce28" office:value-type="float" office:value="7.99" calcext:value-type="float">
            <text:p>7,9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51]*[.E51]" office:value-type="float" office:value="7.99" calcext:value-type="float">
            <text:p>7,99</text:p>
          </table:table-cell>
          <table:table-cell table:style-name="ce28"/>
          <table:table-cell table:style-name="ce42" office:value-type="string" calcext:value-type="string">
            <text:p><text:a xlink:href="http://www.conrad.com/ce/en/product/986337/4-ports-USB-20-hub-LogiLink-Black?queryFromSuggest=true" xlink:type="simple">http://www.conrad.com/ce/en/product/986337/4-ports-USB-20-hub-LogiLink-Black?queryFromSuggest=true</text:a></text:p>
          </table:table-cell>
          <table:table-cell table:number-columns-repeated="1016"/>
        </table:table-row>
        <table:table-row table:style-name="ro4">
          <table:table-cell table:style-name="ce28" table:formula="of:=[.A51]+1" office:value-type="float" office:value="40" calcext:value-type="float">
            <text:p>40</text:p>
          </table:table-cell>
          <table:table-cell table:style-name="ce30" office:value-type="string" calcext:value-type="string">
            <text:p>Mouse</text:p>
          </table:table-cell>
          <table:table-cell table:style-name="ce28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8" table:formula="of:=[.A52]+1" office:value-type="float" office:value="41" calcext:value-type="float">
            <text:p>41</text:p>
          </table:table-cell>
          <table:table-cell table:style-name="ce30" office:value-type="string" calcext:value-type="string">
            <text:p>Keyboard</text:p>
          </table:table-cell>
          <table:table-cell table:style-name="ce28" table:number-columns-repeated="5"/>
          <table:table-cell table:style-name="ce42"/>
          <table:table-cell table:number-columns-repeated="1016"/>
        </table:table-row>
        <table:table-row table:style-name="ro4">
          <table:table-cell table:style-name="ce28"/>
          <table:table-cell table:style-name="ce30"/>
          <table:table-cell table:style-name="ce28" table:number-columns-repeated="5"/>
          <table:table-cell table:style-name="ce42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Total cost assecoires: </text:p>
          </table:table-cell>
          <table:table-cell table:formula="of:=SUM([.F48:.F53])" office:value-type="float" office:value="242.79" calcext:value-type="float">
            <text:p>242,79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Extension Cable (optional)</text:p>
          </table:table-cell>
          <table:table-cell table:number-columns-repeated="1023"/>
        </table:table-row>
        <table:table-row table:style-name="ro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6-pole, <text:s/>6 A 99-0617-00-06</text:p>
          </table:table-cell>
          <table:table-cell table:style-name="ce28" office:value-type="float" office:value="5.86" calcext:value-type="float">
            <text:p>5,86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58]*[.E58]" office:value-type="float" office:value="17.58" calcext:value-type="float">
            <text:p>17,58</text:p>
          </table:table-cell>
          <table:table-cell table:style-name="ce28"/>
          <table:table-cell table:style-name="ce40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28" table:formula="of:=[.A58]+1" office:value-type="float" office:value="43" calcext:value-type="float">
            <text:p>43</text:p>
          </table:table-cell>
          <table:table-cell table:style-name="ce30" office:value-type="string" calcext:value-type="string">
            <text:p>female connectors</text:p>
          </table:table-cell>
          <table:table-cell table:style-name="ce28" office:value-type="string" calcext:value-type="string">
            <text:p>6-pole, <text:s/>6 A 99-0618-00-06</text:p>
          </table:table-cell>
          <table:table-cell table:style-name="ce28" office:value-type="float" office:value="7.1" calcext:value-type="float">
            <text:p>7,1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D59]*[.E59]" office:value-type="float" office:value="21.3" calcext:value-type="float">
            <text:p>21,3</text:p>
          </table:table-cell>
          <table:table-cell table:style-name="ce28"/>
          <table:table-cell table:style-name="ce40" office:value-type="string" calcext:value-type="string">
            <text:p><text:a xlink:href="https://www.conrad.de/de/miniatur-rundsteckverbinder-serie-678-pole-6-kabeldose-gerade-6-a-99-0618-00-06-binder-1-st-738627.html?sc.ref=Product%20Details" xlink:type="simple">https://www.conrad.de/de/miniatur-rundsteckverbinder-serie-678-pole-6-kabeldose-gerade-6-a-99-0618-00-06-binder-1-st-738627.html?sc.ref=Product%20Details</text:a></text:p>
          </table:table-cell>
          <table:table-cell table:number-columns-repeated="1016"/>
        </table:table-row>
        <table:table-row table:style-name="ro4">
          <table:table-cell table:style-name="ce28" table:formula="of:=[.A59]+1" office:value-type="float" office:value="44" calcext:value-type="float">
            <text:p>44</text:p>
          </table:table-cell>
          <table:table-cell table:style-name="ce30" office:value-type="string" calcext:value-type="string">
            <text:p>cable</text:p>
          </table:table-cell>
          <table:table-cell table:style-name="ce36" office:value-type="string" calcext:value-type="string">
            <text:p>LiYCY 4x0.75mm²</text:p>
          </table:table-cell>
          <table:table-cell table:style-name="ce28" office:value-type="float" office:value="4.3" calcext:value-type="float">
            <text:p>4,3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[.D60]*[.E60]" office:value-type="float" office:value="25.8" calcext:value-type="float">
            <text:p>25,8</text:p>
          </table:table-cell>
          <table:table-cell table:style-name="ce28"/>
          <table:table-cell table:style-name="ce40" office:value-type="string" calcext:value-type="string">
            <text:p><text:a xlink:href="https://www.conrad.de/de/lappkabel-oelflex-classic-110-cy-steuerleitung-7-g-075-mm-transparent-1135107-meterware-601918.html" xlink:type="simple">https://www.conrad.de/de/lappkabel-oelflex-classic-110-cy-steuerleitung-7-g-075-mm-transparent-1135107-meterware-601918.html</text:a></text:p>
          </table:table-cell>
          <table:table-cell table:number-columns-repeated="1016"/>
        </table:table-row>
        <table:table-row table:style-name="ro4">
          <table:table-cell table:style-name="ce28" table:formula="of:=[.A60]+1" office:value-type="float" office:value="45" calcext:value-type="float">
            <text:p>45</text:p>
          </table:table-cell>
          <table:table-cell table:style-name="ce30" office:value-type="string" calcext:value-type="string">
            <text:p>male connectors</text:p>
          </table:table-cell>
          <table:table-cell table:style-name="ce28" office:value-type="string" calcext:value-type="string">
            <text:p>8-pole, 5 A 99-0645-00-08</text:p>
          </table:table-cell>
          <table:table-cell table:style-name="ce28" office:value-type="float" office:value="9.26" calcext:value-type="float">
            <text:p>9,2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61]*[.E61]" office:value-type="float" office:value="9.26" calcext:value-type="float">
            <text:p>9,26</text:p>
          </table:table-cell>
          <table:table-cell table:style-name="ce28"/>
          <table:table-cell table:style-name="ce42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28" table:formula="of:=[.A61]+1" office:value-type="float" office:value="46" calcext:value-type="float">
            <text:p>46</text:p>
          </table:table-cell>
          <table:table-cell table:style-name="ce30" office:value-type="string" calcext:value-type="string">
            <text:p>female connectors</text:p>
          </table:table-cell>
          <table:table-cell table:style-name="ce28" office:value-type="string" calcext:value-type="string">
            <text:p>8-pole, 5 A 99-0646-00-08</text:p>
          </table:table-cell>
          <table:table-cell table:style-name="ce28" office:value-type="float" office:value="11.56" calcext:value-type="float">
            <text:p>11,5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D62]*[.E62]" office:value-type="float" office:value="11.56" calcext:value-type="float">
            <text:p>11,56</text:p>
          </table:table-cell>
          <table:table-cell table:style-name="ce28"/>
          <table:table-cell table:style-name="ce42" office:value-type="string" calcext:value-type="string">
            <text:p><text:a xlink:href="https://www.conrad.de/de/miniatur-rundsteckverbinder-serie-678-pole-8-kabeldose-gerade-5-a-99-0646-00-08-binder-1-st-738653.html?sc.queryFromSuggest=true" xlink:type="simple">https://www.conrad.de/de/miniatur-rundsteckverbinder-serie-678-pole-8-kabeldose-gerade-5-a-99-0646-00-08-binder-1-st-738653.html?sc.queryFromSuggest=true</text:a></text:p>
          </table:table-cell>
          <table:table-cell table:number-columns-repeated="1016"/>
        </table:table-row>
        <table:table-row table:style-name="ro4">
          <table:table-cell table:style-name="ce28" table:formula="of:=[.A62]+1" office:value-type="float" office:value="47" calcext:value-type="float">
            <text:p>47</text:p>
          </table:table-cell>
          <table:table-cell table:style-name="ce30" office:value-type="string" calcext:value-type="string">
            <text:p>cable</text:p>
          </table:table-cell>
          <table:table-cell table:style-name="ce28" office:value-type="string" calcext:value-type="string">
            <text:p>LIYCY 08x0.5mm² GR</text:p>
          </table:table-cell>
          <table:table-cell table:style-name="ce28" office:value-type="float" office:value="2.32" calcext:value-type="float">
            <text:p>2,32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D63]*[.E63]" office:value-type="float" office:value="4.64" calcext:value-type="float">
            <text:p>4,64</text:p>
          </table:table-cell>
          <table:table-cell table:style-name="ce28"/>
          <table:table-cell table:style-name="ce42" office:value-type="string" calcext:value-type="string">
            <text:p><text:a xlink:href="https://www.conrad.de/de/steuerleitung-liycy-8-x-05-mm-grau-faber-kabel-030883-meterware-1152496.html" xlink:type="simple">https://www.conrad.de/de/steuerleitung-liycy-8-x-05-mm-grau-faber-kabel-030883-meterware-1152496.html</text:a>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Total cost extenstion cable: </text:p>
          </table:table-cell>
          <table:table-cell table:formula="of:=SUM([.F58:.F63])" office:value-type="float" office:value="90.14" calcext:value-type="float">
            <text:p>90,1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Casing</text:p>
          </table:table-cell>
          <table:table-cell table:style-name="ce35"/>
          <table:table-cell table:style-name="ce37" table:number-columns-repeated="5"/>
          <table:table-cell table:style-name="ce47"/>
          <table:table-cell table:style-name="ce37"/>
          <table:table-cell table:number-columns-repeated="1015"/>
        </table:table-row>
        <table:table-row table:style-name="ro4">
          <table:table-cell table:style-name="ce29" office:value-type="float" office:value="48" calcext:value-type="float">
            <text:p>48</text:p>
          </table:table-cell>
          <table:table-cell table:style-name="ce35" office:value-type="string" calcext:value-type="string">
            <text:p>power socket + filter</text:p>
          </table:table-cell>
          <table:table-cell table:style-name="ce37" office:value-type="string" calcext:value-type="string">
            <text:p>250V, 6A, YB06T1</text:p>
          </table:table-cell>
          <table:table-cell table:style-name="ce37" office:value-type="float" office:value="7.69" calcext:value-type="float">
            <text:p>7,69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8]*[.E68]" office:value-type="float" office:value="7.69" calcext:value-type="float">
            <text:p>7,69</text:p>
          </table:table-cell>
          <table:table-cell table:style-name="ce37"/>
          <table:table-cell table:style-name="ce47" office:value-type="string" calcext:value-type="string">
            <text:p><text:span text:style-name="T3"><text:a xlink:href="https://www.conrad.de/de/yunpen-yb06t1-netzfilter-mit-kaltgeraetebuchse-250-vac-6-a-07-mh-l-x-b-x-h-57-x-2525-x-523-mm-1-st-515051.html" xlink:type="simple">https://www.conrad.de/de/yunpen-yb06t1-netzfilter-mit-kaltgeraetebuchse-250-vac-6-a-07-mh-l-x-b-x-h-57-x-2525-x-523-mm-1-st-515051.html</text:a></text:span>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68]+1" office:value-type="float" office:value="49" calcext:value-type="float">
            <text:p>49</text:p>
          </table:table-cell>
          <table:table-cell table:style-name="ce35" office:value-type="string" calcext:value-type="string">
            <text:p>USB socket</text:p>
          </table:table-cell>
          <table:table-cell table:style-name="ce37" office:value-type="string" calcext:value-type="string">
            <text:p>USB 3.0</text:p>
          </table:table-cell>
          <table:table-cell table:style-name="ce37" office:value-type="float" office:value="18.04" calcext:value-type="float">
            <text:p>18,0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69]*[.E69]" office:value-type="float" office:value="18.04" calcext:value-type="float">
            <text:p>18,04</text:p>
          </table:table-cell>
          <table:table-cell table:style-name="ce37" office:value-type="string" calcext:value-type="string">
            <text:p>cheaper ones available and 3.0 not necessary, but looks good :)</text:p>
          </table:table-cell>
          <table:table-cell table:style-name="ce47" office:value-type="string" calcext:value-type="string">
            <text:p>https://www.conrad.de/de/usb-einbaubuchse-30-usb-08-tru-components-inhalt-1-st-1243946.html</text:p>
          </table:table-cell>
          <table:table-cell table:style-name="ce47"/>
          <table:table-cell table:number-columns-repeated="1015"/>
        </table:table-row>
        <table:table-row table:style-name="ro4">
          <table:table-cell table:style-name="ce29" table:formula="of:=[.A69]+1" office:value-type="float" office:value="50" calcext:value-type="float">
            <text:p>50</text:p>
          </table:table-cell>
          <table:table-cell table:style-name="ce35" office:value-type="string" calcext:value-type="string">
            <text:p>HDMI socket + cable</text:p>
          </table:table-cell>
          <table:table-cell table:style-name="ce37" office:value-type="string" calcext:value-type="string">
            <text:p>Micro HDMI Male to Female, panel mount, 30cm</text:p>
          </table:table-cell>
          <table:table-cell table:style-name="ce37" office:value-type="float" office:value="8.93" calcext:value-type="float">
            <text:p>8,9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0]*[.E70]" office:value-type="float" office:value="8.93" calcext:value-type="float">
            <text:p>8,93</text:p>
          </table:table-cell>
          <table:table-cell table:style-name="ce37"/>
          <table:table-cell table:style-name="ce47" office:value-type="string" calcext:value-type="string">
            <text:p>https://www.amazon.de/gp/product/B00HFFXXCA/ref=oh_aui_detailpage_o01_s00?ie=UTF8&amp;psc=1</text:p>
          </table:table-cell>
          <table:table-cell table:style-name="ce47" office:value-type="string" calcext:value-type="string">
            <text:p><text:span text:style-name="T3"><text:a xlink:href="https://www.conrad.de/de/inline-hdmi-4k2k-adapterkabel-zum-einbau-hdmi-a-steckerbuchse-06m-800407139.html" xlink:type="simple">https://www.conrad.de/de/inline-hdmi-4k2k-adapterkabel-zum-einbau-hdmi-a-steckerbuchse-06m-800407139.html</text:a></text:span></text:p>
          </table:table-cell>
          <table:table-cell table:number-columns-repeated="1015"/>
        </table:table-row>
        <table:table-row table:style-name="ro4">
          <table:table-cell table:style-name="ce29" table:formula="of:=[.A70]+1" office:value-type="float" office:value="51" calcext:value-type="float">
            <text:p>51</text:p>
          </table:table-cell>
          <table:table-cell table:style-name="ce35" office:value-type="string" calcext:value-type="string">
            <text:p>RJ45 socket</text:p>
          </table:table-cell>
          <table:table-cell table:style-name="ce37"/>
          <table:table-cell table:style-name="ce37" office:value-type="float" office:value="14.96" calcext:value-type="float">
            <text:p>14,96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1]*[.E71]" office:value-type="float" office:value="14.96" calcext:value-type="float">
            <text:p>14,96</text:p>
          </table:table-cell>
          <table:table-cell table:style-name="ce37"/>
          <table:table-cell table:style-name="ce47" office:value-type="string" calcext:value-type="string">
            <text:p><text:span text:style-name="T3"><text:a xlink:href="https://www.conrad.de/de/rj-einbaubuchse-buchse-einbau-rj45-02-silber-tru-components-1417396-1-st-1417396.html" xlink:type="simple">https://www.conrad.de/de/rj-einbaubuchse-buchse-einbau-rj45-02-silber-tru-components-1417396-1-st-1417396.html</text:a></text:span>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1]+1" office:value-type="float" office:value="52" calcext:value-type="float">
            <text:p>52</text:p>
          </table:table-cell>
          <table:table-cell table:style-name="ce35" office:value-type="string" calcext:value-type="string">
            <text:p>RJ45 cable</text:p>
          </table:table-cell>
          <table:table-cell table:style-name="ce37" office:value-type="string" calcext:value-type="string">
            <text:p>0.25m, flexible</text:p>
          </table:table-cell>
          <table:table-cell table:style-name="ce37" office:value-type="float" office:value="4.95" calcext:value-type="float">
            <text:p>4,95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2]*[.E72]" office:value-type="float" office:value="4.95" calcext:value-type="float">
            <text:p>4,95</text:p>
          </table:table-cell>
          <table:table-cell table:style-name="ce37"/>
          <table:table-cell table:style-name="ce47" office:value-type="string" calcext:value-type="string">
            <text:p>https://www.elv.de/ttl-network-patchkabel-ultra-flex-cat-6a-blaugrau-0-25-m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2]+1" office:value-type="float" office:value="53" calcext:value-type="float">
            <text:p>53</text:p>
          </table:table-cell>
          <table:table-cell table:style-name="ce35" office:value-type="string" calcext:value-type="string">
            <text:p>Socket female</text:p>
          </table:table-cell>
          <table:table-cell table:style-name="ce37" office:value-type="string" calcext:value-type="string">
            <text:p>3 poles, for emergency button</text:p>
          </table:table-cell>
          <table:table-cell table:style-name="ce37" office:value-type="float" office:value="3.52" calcext:value-type="float">
            <text:p>3,5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3]*[.E73]" office:value-type="float" office:value="3.52" calcext:value-type="float">
            <text:p>3,52</text:p>
          </table:table-cell>
          <table:table-cell table:style-name="ce37"/>
          <table:table-cell table:style-name="ce47" office:value-type="string" calcext:value-type="string">
            <text:p>https://www.conrad.de/de/binder-99-0608-00-03-rundstecker-flanschstecker-serie-rundsteckverbinder-678-gesamtpolzahl-3-1-st-738745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3]+1" office:value-type="float" office:value="54" calcext:value-type="float">
            <text:p>54</text:p>
          </table:table-cell>
          <table:table-cell table:style-name="ce35" office:value-type="string" calcext:value-type="string">
            <text:p>Connector</text:p>
          </table:table-cell>
          <table:table-cell table:style-name="ce37" office:value-type="string" calcext:value-type="string">
            <text:p>3 poles, for emergency button</text:p>
          </table:table-cell>
          <table:table-cell table:style-name="ce37" office:value-type="float" office:value="6.11" calcext:value-type="float">
            <text:p>6,11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4]*[.E74]" office:value-type="float" office:value="6.11" calcext:value-type="float">
            <text:p>6,11</text:p>
          </table:table-cell>
          <table:table-cell table:style-name="ce37"/>
          <table:table-cell table:style-name="ce47" office:value-type="string" calcext:value-type="string">
            <text:p>https://www.conrad.de/de/binder-99-0605-00-03-rundstecker-stecker-gerade-serie-rundsteckverbinder-678-gesamtpolzahl-3-1-st-738914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4]+1" office:value-type="float" office:value="55" calcext:value-type="float">
            <text:p>55</text:p>
          </table:table-cell>
          <table:table-cell table:style-name="ce35" office:value-type="string" calcext:value-type="string">
            <text:p>Push button</text:p>
          </table:table-cell>
          <table:table-cell table:style-name="ce37" office:value-type="string" calcext:value-type="string">
            <text:p>Power On/Off, momentary SPST</text:p>
          </table:table-cell>
          <table:table-cell table:style-name="ce37" office:value-type="float" office:value="4.03" calcext:value-type="float">
            <text:p>4,0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5]*[.E75]" office:value-type="float" office:value="4.03" calcext:value-type="float">
            <text:p>4,03</text:p>
          </table:table-cell>
          <table:table-cell table:style-name="ce37"/>
          <table:table-cell table:style-name="ce47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5]+1" office:value-type="float" office:value="56" calcext:value-type="float">
            <text:p>56</text:p>
          </table:table-cell>
          <table:table-cell table:style-name="ce35" office:value-type="string" calcext:value-type="string">
            <text:p>Push button</text:p>
          </table:table-cell>
          <table:table-cell table:style-name="ce37" office:value-type="string" calcext:value-type="string">
            <text:p>Motor power ON/OFF, momentary SPST</text:p>
          </table:table-cell>
          <table:table-cell table:style-name="ce37" office:value-type="float" office:value="4.03" calcext:value-type="float">
            <text:p>4,0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6]*[.E76]" office:value-type="float" office:value="4.03" calcext:value-type="float">
            <text:p>4,03</text:p>
          </table:table-cell>
          <table:table-cell table:style-name="ce37"/>
          <table:table-cell table:style-name="ce47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6]+1" office:value-type="float" office:value="57" calcext:value-type="float">
            <text:p>57</text:p>
          </table:table-cell>
          <table:table-cell table:style-name="ce35" office:value-type="string" calcext:value-type="string">
            <text:p>Socket female</text:p>
          </table:table-cell>
          <table:table-cell table:style-name="ce37" office:value-type="string" calcext:value-type="string">
            <text:p>6-pole, Stepper motors</text:p>
          </table:table-cell>
          <table:table-cell table:style-name="ce37" office:value-type="float" office:value="4.1" calcext:value-type="float">
            <text:p>4,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[.D77]*[.E77]" office:value-type="float" office:value="12.3" calcext:value-type="float">
            <text:p>12,3</text:p>
          </table:table-cell>
          <table:table-cell table:style-name="ce37"/>
          <table:table-cell table:style-name="ce23" office:value-type="string" calcext:value-type="string">
            <text:p>https://www.conrad.de/de/binder-99-000-06-rundstecker-flanschstecker-serie-rundsteckverbinder-678-gesamtpolzahl-6-1-st-738783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7]+1" office:value-type="float" office:value="58" calcext:value-type="float">
            <text:p>58</text:p>
          </table:table-cell>
          <table:table-cell table:style-name="ce35" office:value-type="string" calcext:value-type="string">
            <text:p>Socket female</text:p>
          </table:table-cell>
          <table:table-cell table:style-name="ce37" office:value-type="string" calcext:value-type="string">
            <text:p>8-pole, Limit switches</text:p>
          </table:table-cell>
          <table:table-cell table:style-name="ce37" office:value-type="float" office:value="9.24" calcext:value-type="float">
            <text:p>9,2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78]*[.E78]" office:value-type="float" office:value="9.24" calcext:value-type="float">
            <text:p>9,24</text:p>
          </table:table-cell>
          <table:table-cell table:style-name="ce37"/>
          <table:table-cell table:style-name="ce23" office:value-type="string" calcext:value-type="string">
            <text:p>https://www.conrad.de/de/binder-99-0648-00-08-rundstecker-flanschstecker-serie-rundsteckverbinder-678-gesamtpolzahl-8-1-st-738809.html?sc.ref=Product%20Details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8]+1" office:value-type="float" office:value="59" calcext:value-type="float">
            <text:p>59</text:p>
          </table:table-cell>
          <table:table-cell table:style-name="ce35" office:value-type="string" calcext:value-type="string">
            <text:p>Distance holders</text:p>
          </table:table-cell>
          <table:table-cell table:style-name="ce37" office:value-type="string" calcext:value-type="string">
            <text:p>M3 inner/outer, 10mm</text:p>
          </table:table-cell>
          <table:table-cell table:style-name="ce37" office:value-type="float" office:value="0.34" calcext:value-type="float">
            <text:p>0,34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D79]*[.E79]" office:value-type="float" office:value="2.72" calcext:value-type="float">
            <text:p>2,72</text:p>
          </table:table-cell>
          <table:table-cell table:style-name="ce37"/>
          <table:table-cell table:style-name="ce47" office:value-type="string" calcext:value-type="string">
            <text:p>https://www.conrad.de/de/abstandsbolzen-aussen-und-innengewinde-m3-polyamid-abstandsmass-10-mm-1-st-bulk-534749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79]+1" office:value-type="float" office:value="60" calcext:value-type="float">
            <text:p>60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3x6, power board + BeBePr++ mount, power socket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[.D80]*[.E80]" office:value-type="float" office:value="0.08" calcext:value-type="float">
            <text:p>0,08</text:p>
          </table:table-cell>
          <table:table-cell table:style-name="ce37" office:value-type="string" calcext:value-type="string">
            <text:p>100pc package</text:p>
          </table:table-cell>
          <table:table-cell table:style-name="ce47" office:value-type="string" calcext:value-type="string">
            <text:p>https://www.conrad.de/de/toolcraft-815322-linsenschrauben-m3-6-mm-kreuzschlitz-phillips-din-7985-stahl-galvanisch-verzinkt-100-st-815322.html?sc.ref=Cart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0]+1" office:value-type="float" office:value="61" calcext:value-type="float">
            <text:p>61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4x10, countersunk, power supply mount</text:p>
          </table:table-cell>
          <table:table-cell table:style-name="ce37" office:value-type="float" office:value="0.014" calcext:value-type="float">
            <text:p>0,014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formula="of:=[.D81]*[.E81]" office:value-type="float" office:value="0.056" calcext:value-type="float">
            <text:p>0,056</text:p>
          </table:table-cell>
          <table:table-cell table:style-name="ce37" office:value-type="string" calcext:value-type="string">
            <text:p>200pc package</text:p>
          </table:table-cell>
          <table:table-cell table:style-name="ce47" office:value-type="string" calcext:value-type="string">
            <text:p>https://www.reichelt.de/flach-senkkopfschrauben-schlitz-m4-10-mm-ssk-m4x10-200-p65739.html?r=1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1]+1" office:value-type="float" office:value="62" calcext:value-type="float">
            <text:p>62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3x15, driver mount</text:p>
          </table:table-cell>
          <table:table-cell table:style-name="ce37" office:value-type="float" office:value="0.16" calcext:value-type="float">
            <text:p>0,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formula="of:=[.D82]*[.E82]" office:value-type="float" office:value="1.92" calcext:value-type="float">
            <text:p>1,92</text:p>
          </table:table-cell>
          <table:table-cell table:style-name="ce37" office:value-type="string" calcext:value-type="string">
            <text:p>10pc package</text:p>
          </table:table-cell>
          <table:table-cell table:style-name="ce47" office:value-type="string" calcext:value-type="string">
            <text:p>https://www.conrad.de/de/toolcraft-815810-zylinderschrauben-m3-15-mm-schlitz-din-84-iso-1207-kunststoff-polyamid-10-st-815810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2]+1" office:value-type="float" office:value="63" calcext:value-type="float">
            <text:p>63</text:p>
          </table:table-cell>
          <table:table-cell table:style-name="ce35" office:value-type="string" calcext:value-type="string">
            <text:p>Handle</text:p>
          </table:table-cell>
          <table:table-cell table:style-name="ce37"/>
          <table:table-cell table:style-name="ce37" office:value-type="float" office:value="3.4" calcext:value-type="float">
            <text:p>3,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[.D83]*[.E83]" office:value-type="float" office:value="3.4" calcext:value-type="float">
            <text:p>3,4</text:p>
          </table:table-cell>
          <table:table-cell table:style-name="ce37"/>
          <table:table-cell table:style-name="ce47" office:value-type="string" calcext:value-type="string">
            <text:p>https://www.conrad.de/de/tragegriff-schwarz-l-x-b-x-h-195-x-235-x-8-mm-mentor-32481001-1-st-183329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3]+1" office:value-type="float" office:value="64" calcext:value-type="float">
            <text:p>64</text:p>
          </table:table-cell>
          <table:table-cell table:style-name="ce35" office:value-type="string" calcext:value-type="string">
            <text:p>Screws</text:p>
          </table:table-cell>
          <table:table-cell table:style-name="ce37" office:value-type="string" calcext:value-type="string">
            <text:p>M5x22, for handle</text:p>
          </table:table-cell>
          <table:table-cell table:style-name="ce37" office:value-type="float" office:value="0.136" calcext:value-type="float">
            <text:p>0,136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D84]*[.E84]" office:value-type="float" office:value="0.272" calcext:value-type="float">
            <text:p>0,272</text:p>
          </table:table-cell>
          <table:table-cell table:style-name="ce37" office:value-type="string" calcext:value-type="string">
            <text:p>200pc package</text:p>
          </table:table-cell>
          <table:table-cell table:style-name="ce47" office:value-type="string" calcext:value-type="string">
            <text:p>https://www.conrad.de/de/toolcraft-to-5445168-zylinderschrauben-m5-22-mm-schlitz-din-84-messing-200-st-1815056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4]+1" office:value-type="float" office:value="65" calcext:value-type="float">
            <text:p>65</text:p>
          </table:table-cell>
          <table:table-cell table:style-name="ce35" office:value-type="string" calcext:value-type="string">
            <text:p>Nuts</text:p>
          </table:table-cell>
          <table:table-cell table:style-name="ce37" office:value-type="string" calcext:value-type="string">
            <text:p>M5, for handle</text:p>
          </table:table-cell>
          <table:table-cell table:style-name="ce37" office:value-type="float" office:value="0.045" calcext:value-type="float">
            <text:p>0,045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formula="of:=[.D85]*[.E85]" office:value-type="float" office:value="0.09" calcext:value-type="float">
            <text:p>0,09</text:p>
          </table:table-cell>
          <table:table-cell table:style-name="ce37" office:value-type="string" calcext:value-type="string">
            <text:p>100pc package</text:p>
          </table:table-cell>
          <table:table-cell table:style-name="ce47" office:value-type="string" calcext:value-type="string">
            <text:p>https://www.conrad.de/de/toolcraft-1066569-sicherungsmuttern-m5-din-982-edelstahl-a4-100-st-1066569.html</text:p>
          </table:table-cell>
          <table:table-cell table:style-name="ce37"/>
          <table:table-cell table:number-columns-repeated="1015"/>
        </table:table-row>
        <table:table-row table:style-name="ro4">
          <table:table-cell table:style-name="ce29" table:formula="of:=[.A85]+1" office:value-type="float" office:value="66" calcext:value-type="float">
            <text:p>66</text:p>
          </table:table-cell>
          <table:table-cell office:value-type="string" calcext:value-type="string">
            <text:p>Washer</text:p>
          </table:table-cell>
          <table:table-cell office:value-type="string" calcext:value-type="string">
            <text:p>M5, for handle</text:p>
          </table:table-cell>
          <table:table-cell office:value-type="float" office:value="0.0134" calcext:value-type="float">
            <text:p>0,0134</text:p>
          </table:table-cell>
          <table:table-cell office:value-type="float" office:value="2" calcext:value-type="float">
            <text:p>2</text:p>
          </table:table-cell>
          <table:table-cell table:style-name="ce37" table:formula="of:=[.D86]*[.E86]" office:value-type="float" office:value="0.0268" calcext:value-type="float">
            <text:p>0,0268</text:p>
          </table:table-cell>
          <table:table-cell office:value-type="string" calcext:value-type="string">
            <text:p>100pc package</text:p>
          </table:table-cell>
          <table:table-cell office:value-type="string" calcext:value-type="string">
            <text:p><text:a xlink:href="https://www.conrad.de/de/toolcraft-814687-unterlegscheiben-innen-durchmesser-53-mm-m5-din-125-stahl-verzinkt-100-st-814687.html" xlink:type="simple">https://www.conrad.de/de/toolcraft-814687-unterlegscheiben-innen-durchmesser-53-mm-m5-din-125-stahl-verzinkt-100-st-814687.html</text:a> </text:p>
          </table:table-cell>
          <table:table-cell table:number-columns-repeated="1016"/>
        </table:table-row>
        <table:table-row table:style-name="ro4">
          <table:table-cell table:style-name="ce29" table:formula="of:=[.A86]+1" office:value-type="float" office:value="67" calcext:value-type="float">
            <text:p>67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8x20, countersunk, to aluminum frame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table:style-name="ce37" table:formula="of:=[.D87]*[.E87]" office:value-type="float" office:value="2.4" calcext:value-type="float">
            <text:p>2,4</text:p>
          </table:table-cell>
          <table:table-cell/>
          <table:table-cell office:value-type="string" calcext:value-type="string">
            <text:p>https://www.dold-mechatronik.de/DIN-7991-Senkschraube-mit-Innensechskant-88-verzinkt</text:p>
          </table:table-cell>
          <table:table-cell table:number-columns-repeated="1016"/>
        </table:table-row>
        <table:table-row table:style-name="ro4">
          <table:table-cell table:style-name="ce29" table:formula="of:=[.A87]+1" office:value-type="float" office:value="68" calcext:value-type="float">
            <text:p>68</text:p>
          </table:table-cell>
          <table:table-cell office:value-type="string" calcext:value-type="string">
            <text:p>Sliding nuts</text:p>
          </table:table-cell>
          <table:table-cell office:value-type="string" calcext:value-type="string">
            <text:p><text:span text:style-name="T2">I-Typ Nut8, M8</text:span>, mount aluminum frame</text:p>
          </table:table-cell>
          <table:table-cell office:value-type="float" office:value="0.37" calcext:value-type="float">
            <text:p>0,37</text:p>
          </table:table-cell>
          <table:table-cell office:value-type="float" office:value="8" calcext:value-type="float">
            <text:p>8</text:p>
          </table:table-cell>
          <table:table-cell table:style-name="ce37" table:formula="of:=[.D88]*[.E88]" office:value-type="float" office:value="2.96" calcext:value-type="float">
            <text:p>2,96</text:p>
          </table:table-cell>
          <table:table-cell office:value-type="string" calcext:value-type="string">
            <text:p>10pc package</text:p>
          </table:table-cell>
          <table:table-cell table:style-name="ce42" office:value-type="string" calcext:value-type="string">
            <text:p><text:a xlink:href="https://www.dold-mechatronik.de/Nutenstein-mit-Steg-I-Typ-Nut-8-Gewindedurchmesser-waehlbar" xlink:type="simple">https://www.dold-mechatronik.de/Nutenstein-mit-Steg-I-Typ-Nut-8-Gewindedurchmesser-waehlbar</text:a></text:p>
          </table:table-cell>
          <table:table-cell table:number-columns-repeated="1016"/>
        </table:table-row>
        <table:table-row table:style-name="ro4">
          <table:table-cell table:style-name="ce29" table:formula="of:=[.A88]+1" office:value-type="float" office:value="69" calcext:value-type="float">
            <text:p>69</text:p>
          </table:table-cell>
          <table:table-cell office:value-type="string" calcext:value-type="string">
            <text:p>Casing material</text:p>
          </table:table-cell>
          <table:table-cell office:value-type="string" calcext:value-type="string">
            <text:p>e.g. Acrylic glas, laser cut (see tech drawings/CAD files/docu)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4">
          <table:table-cell table:style-name="ce29" table:formula="of:=[.A89]+1" office:value-type="float" office:value="70" calcext:value-type="float">
            <text:p>70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0, countersunk, front cover mou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4">
          <table:table-cell table:style-name="ce29" table:formula="of:=[.A90]+1" office:value-type="float" office:value="71" calcext:value-type="float">
            <text:p>71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5, fixing casing to fram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29" table:formula="of:=[.A91]+1" office:value-type="float" office:value="72" calcext:value-type="float">
            <text:p>72</text:p>
          </table:table-cell>
          <table:table-cell office:value-type="string" calcext:value-type="string">
            <text:p>Blade receptacle</text:p>
          </table:table-cell>
          <table:table-cell office:value-type="string" calcext:value-type="string">
            <text:p>6.3mm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style-name="ce37" table:formula="of:=[.D92]*[.E92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tru-components-1582963-flachsteckhuelse-steckbreite-630-mm-steckdicke-080-mm-180-teilisoliert-blau-1-st-1582963.html" xlink:type="simple">https://www.conrad.de/de/tru-components-1582963-flachsteckhuelse-steckbreite-630-mm-steckdicke-080-mm-180-teilisoliert-blau-1-st-1582963.html</text:a> </text:p>
          </table:table-cell>
          <table:table-cell table:number-columns-repeated="1016"/>
        </table:table-row>
        <table:table-row table:style-name="ro4">
          <table:table-cell table:style-name="ce29" table:formula="of:=[.A92]+1" office:value-type="float" office:value="73" calcext:value-type="float">
            <text:p>73</text:p>
          </table:table-cell>
          <table:table-cell office:value-type="string" calcext:value-type="string">
            <text:p>Wire end ferrules</text:p>
          </table:table-cell>
          <table:table-cell office:value-type="string" calcext:value-type="string">
            <text:p>0.75mm²</text:p>
          </table:table-cell>
          <table:table-cell office:value-type="float" office:value="0.013" calcext:value-type="float">
            <text:p>0,013</text:p>
          </table:table-cell>
          <table:table-cell office:value-type="float" office:value="45" calcext:value-type="float">
            <text:p>45</text:p>
          </table:table-cell>
          <table:table-cell table:style-name="ce37" table:formula="of:=[.D93]*[.E93]" office:value-type="float" office:value="0.585" calcext:value-type="float">
            <text:p>0,585</text:p>
          </table:table-cell>
          <table:table-cell office:value-type="string" calcext:value-type="string">
            <text:p>1000pc package</text:p>
          </table:table-cell>
          <table:table-cell table:style-name="ce37" office:value-type="string" calcext:value-type="string">
            <text:p><text:a xlink:href="https://www.conrad.de/de/1213200-phoenix-contact-aderendhuelse-1-x-075-mm-x-8-mm-teilisoliert-blau-1000-st-1833124.html" xlink:type="simple">https://www.conrad.de/de/1213200-phoenix-contact-aderendhuelse-1-x-075-mm-x-8-mm-teilisoliert-blau-1000-st-1833124.html</text:a> </text:p>
          </table:table-cell>
          <table:table-cell table:number-columns-repeated="1016"/>
        </table:table-row>
        <table:table-row table:style-name="ro4">
          <table:table-cell table:style-name="ce29" table:formula="of:=[.A93]+1" office:value-type="float" office:value="74" calcext:value-type="float">
            <text:p>74</text:p>
          </table:table-cell>
          <table:table-cell office:value-type="string" calcext:value-type="string">
            <text:p>Mounting base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5" calcext:value-type="float">
            <text:p>5</text:p>
          </table:table-cell>
          <table:table-cell table:style-name="ce37" table:formula="of:=[.D94]*[.E94]" office:value-type="float" office:value="4.55" calcext:value-type="float">
            <text:p>4,55</text:p>
          </table:table-cell>
          <table:table-cell/>
          <table:table-cell table:style-name="ce37" office:value-type="string" calcext:value-type="string">
            <text:p><text:a xlink:href="https://www.conrad.de/de/hellermanntyton-151-28469-mb4a-pa66-na-c1-befestigungssockel-selbstklebend-schraubbar-4fach-einfaedeln-halogenfrei-uv-541796.html" xlink:type="simple">https://www.conrad.de/de/hellermanntyton-151-28469-mb4a-pa66-na-c1-befestigungssockel-selbstklebend-schraubbar-4fach-einfaedeln-halogenfrei-uv-541796.html</text:a></text:p>
          </table:table-cell>
          <table:table-cell table:number-columns-repeated="1016"/>
        </table:table-row>
        <table:table-row table:style-name="ro4"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USB 2.0</text:p>
          </table:table-cell>
          <table:table-cell office:value-type="float" office:value="5.03" calcext:value-type="float">
            <text:p>5,03</text:p>
          </table:table-cell>
          <table:table-cell office:value-type="float" office:value="1" calcext:value-type="float">
            <text:p>1</text:p>
          </table:table-cell>
          <table:table-cell table:style-name="ce37" table:formula="of:=[.D95]*[.E95]" office:value-type="float" office:value="5.03" calcext:value-type="float">
            <text:p>5,03</text:p>
          </table:table-cell>
          <table:table-cell/>
          <table:table-cell office:value-type="string" calcext:value-type="string">
            <text:p><text:a xlink:href="https://www.conrad.de/de/delock-usb-20-anschlusskabel-1x-usb-20-stecker-a-1x-usb-20-stecker-a-06-m-schwarz-spiralkabel-398990.html" xlink:type="simple">https://www.conrad.de/de/delock-usb-20-anschlusskabel-1x-usb-20-stecker-a-1x-usb-20-stecker-a-06-m-schwarz-spiralkabel-398990.html</text:a> </text:p>
          </table:table-cell>
          <table:table-cell table:number-columns-repeated="1016"/>
        </table:table-row>
        <table:table-row table:style-name="ro4"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4x6, HDMI socket</text:p>
          </table:table-cell>
          <table:table-cell office:value-type="float" office:value="0.021" calcext:value-type="float">
            <text:p>0,021</text:p>
          </table:table-cell>
          <table:table-cell office:value-type="float" office:value="2" calcext:value-type="float">
            <text:p>2</text:p>
          </table:table-cell>
          <table:table-cell table:style-name="ce37" table:formula="of:=[.D96]*[.E96]" office:value-type="float" office:value="0.042" calcext:value-type="float">
            <text:p>0,042</text:p>
          </table:table-cell>
          <table:table-cell office:value-type="string" calcext:value-type="string">
            <text:p>200pc package</text:p>
          </table:table-cell>
          <table:table-cell office:value-type="string" calcext:value-type="string">
            <text:p>https://www.conrad.de/de/toolcraft-145918-linsenschrauben-m4-6-mm-kreuzschlitz-phillips-din-7985-stahl-galvanisch-verzinkt-200-st-145918.html</text:p>
          </table:table-cell>
          <table:table-cell table:number-columns-repeated="1016"/>
        </table:table-row>
        <table:table-row table:style-name="ro4">
          <table:table-cell table:style-name="ce29"/>
          <table:table-cell table:number-columns-repeated="4"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Total cost casing:</text:p>
          </table:table-cell>
          <table:table-cell table:formula="of:=SUM([.F68:.F96])" office:value-type="float" office:value="118.4518" calcext:value-type="float">
            <text:p>118,4518</text:p>
          </table:table-cell>
          <table:table-cell table:number-columns-repeated="1020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head_detail" table:base-cell-address="$General.$A$1" table:cell-range-address="$General.$B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Tms Rmn" svg:font-family="'Tms Rmn'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.00.0000</text:date>, <text:time style:data-style-name="N2" text:time-value="16:58:24.5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lectrical_20_Subsystem" style:display-name="PageStyle_Electrical Sub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1" style:display-name="PageStyle_Electrical Subsyste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2" style:display-name="PageStyle_Electrical Subsystem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15T08:12:23</meta:print-date>
    <meta:creation-date>2016-09-22T10:30:22</meta:creation-date>
    <dc:date>2019-03-04T17:02:57.817000000</dc:date>
    <meta:editing-duration>P1DT1H1M4S</meta:editing-duration>
    <meta:generator>LibreOffice/6.2.0.3$Windows_X86_64 LibreOffice_project/98c6a8a1c6c7b144ce3cc729e34964b47ce25d62</meta:generator>
    <meta:editing-cycles>25</meta:editing-cycles>
    <meta:document-statistic meta:table-count="1" meta:cell-count="558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